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18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9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5327in"/>
    </style:style>
    <style:style style:name="co13" style:family="table-column">
      <style:table-column-properties fo:break-before="auto" style:column-width="0.7366in"/>
    </style:style>
    <style:style style:name="co14" style:family="table-column">
      <style:table-column-properties fo:break-before="auto" style:column-width="2.1071in"/>
    </style:style>
    <style:style style:name="co15" style:family="table-column">
      <style:table-column-properties fo:break-before="auto" style:column-width="0.6972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5307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7744in"/>
    </style:style>
    <style:style style:name="co29" style:family="table-column">
      <style:table-column-properties fo:break-before="auto" style:column-width="0.5791in"/>
    </style:style>
    <style:style style:name="co30" style:family="table-column">
      <style:table-column-properties fo:break-before="auto" style:column-width="0.4717in"/>
    </style:style>
    <style:style style:name="co31" style:family="table-column">
      <style:table-column-properties fo:break-before="auto" style:column-width="0.8646in"/>
    </style:style>
    <style:style style:name="co32" style:family="table-column">
      <style:table-column-properties fo:break-before="auto" style:column-width="1.2673in"/>
    </style:style>
    <style:style style:name="co33" style:family="table-column">
      <style:table-column-properties fo:break-before="auto" style:column-width="0.8252in"/>
    </style:style>
    <style:style style:name="co3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8134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ro9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8" style:family="table-cell" style:parent-style-name="Default" style:data-style-name="N104">
      <style:text-properties fo:color="#000000"/>
    </style:style>
    <style:style style:name="ce121" style:family="table-cell" style:parent-style-name="Default" style:data-style-name="N0">
      <style:table-cell-properties fo:wrap-option="wrap"/>
      <style:text-properties fo:color="#000000"/>
    </style:style>
    <style:style style:name="ce123" style:family="table-cell" style:parent-style-name="Default" style:data-style-name="N2">
      <style:table-cell-properties fo:wrap-option="wrap"/>
    </style:style>
    <style:style style:name="ce124" style:family="table-cell" style:parent-style-name="Default" style:data-style-name="N2">
      <style:table-cell-properties fo:background-color="transparent"/>
      <style:text-properties fo:color="#000000"/>
    </style:style>
    <style:style style:name="ce134" style:family="table-cell" style:parent-style-name="Default">
      <style:table-cell-properties fo:background-color="transparent" fo:wrap-option="wrap"/>
      <style:text-properties fo:color="#000000"/>
    </style:style>
    <style:style style:name="ce14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65" style:family="table-cell" style:parent-style-name="Default">
      <style:table-cell-properties fo:wrap-option="wrap"/>
    </style:style>
    <style:style style:name="ce82" style:family="table-cell" style:parent-style-name="Default">
      <style:table-cell-properties fo:background-color="transparent"/>
      <style:text-properties fo:color="#000000"/>
    </style:style>
    <style:style style:name="ce92" style:family="table-cell" style:parent-style-name="Default">
      <style:table-cell-properties fo:wrap-option="wrap"/>
      <style:text-properties fo:color="#000000"/>
    </style:style>
    <style:style style:name="ce94" style:family="table-cell" style:parent-style-name="Default" style:data-style-name="N104">
      <style:table-cell-properties fo:wrap-option="wrap"/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41" style:family="table-cell" style:parent-style-name="Default"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43" style:family="table-cell" style:parent-style-name="Default">
      <style:text-properties fo:color="#dddddd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76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89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91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06" style:family="table-cell" style:parent-style-name="Default" style:data-style-name="N104"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50" style:family="table-cell" style:parent-style-name="Default" style:data-style-name="N104">
      <style:text-properties fo:color="#999999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17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19" style:family="table-cell" style:parent-style-name="Default" style:data-style-name="N2">
      <style:table-cell-properties fo:wrap-option="wrap"/>
    </style:style>
    <style:style style:name="ce120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32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b4c7dc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"/>
        <table:table-column table:style-name="co26" table:default-cell-style-name="Default"/>
        <table:table-column table:style-name="co9" table:default-cell-style-name="ce50"/>
        <table:table-column table:style-name="co27" table:default-cell-style-name="ce50"/>
        <table:table-column table:style-name="co28" table:default-cell-style-name="ce50"/>
        <table:table-column table:style-name="co29" table:default-cell-style-name="Default"/>
        <table:table-column table:style-name="co30" table:default-cell-style-name="Default"/>
        <table:table-column table:style-name="co31" table:default-cell-style-name="ce79"/>
        <table:table-column table:style-name="co15" table:default-cell-style-name="ce76"/>
        <table:table-column table:style-name="co32" table:default-cell-style-name="Default"/>
        <table:table-column table:style-name="co33" table:visibility="collapse" table:default-cell-style-name="ce41"/>
        <table:table-column table:style-name="co34" table:default-cell-style-name="ce10"/>
        <table:table-column table:style-name="co34" table:number-columns-repeated="28" table:default-cell-style-name="Default"/>
        <table:table-column table:style-name="co18" table:number-columns-repeated="978" table:default-cell-style-name="Default"/>
        <table:table-row table:style-name="ro1">
          <table:table-cell table:number-columns-repeated="2"/>
          <table:table-cell table:style-name="ce46"/>
          <table:table-cell table:style-name="ce63" table:number-columns-repeated="3"/>
          <table:table-cell table:style-name="ce57"/>
          <table:table-cell/>
          <table:table-cell table:style-name="ce91" table:number-columns-repeated="2"/>
          <table:table-cell table:style-name="ce117" office:value-type="float" office:value="250" calcext:value-type="float">
            <text:p>250</text:p>
          </table:table-cell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87"/>
          <table:table-cell table:style-name="ce63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6" office:value-type="string" calcext:value-type="string">
            <text:p>Supplier</text:p>
          </table:table-cell>
          <table:table-cell table:style-name="ce63" office:value-type="string" calcext:value-type="string">
            <text:p>Part Number</text:p>
          </table:table-cell>
          <table:table-cell table:style-name="ce46" office:value-type="string" calcext:value-type="string">
            <text:p>Component</text:p>
            <text:p>Value</text:p>
          </table:table-cell>
          <table:table-cell table:style-name="ce63" office:value-type="string" calcext:value-type="string">
            <text:p>Part Height</text:p>
          </table:table-cell>
          <table:table-cell table:style-name="ce8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1" office:value-type="string" calcext:value-type="string">
            <text:p>$/</text:p>
            <text:p>Part</text:p>
          </table:table-cell>
          <table:table-cell table:style-name="ce91" office:value-type="string" calcext:value-type="string">
            <text:p>$/</text:p>
            <text:p>LiBCM</text:p>
          </table:table-cell>
          <table:table-cell table:style-name="ce91" office:value-type="string" calcext:value-type="string">
            <text:p>$/</text:p>
            <text:p>QTY n</text:p>
            <text:p>LiBCMs</text:p>
            <text:p>(n=above)</text:p>
          </table:table-cell>
          <table:table-cell table:style-name="ce63" office:value-type="string" calcext:value-type="string">
            <text:p>QTY</text:p>
            <text:p>needed</text:p>
            <text:p>For n LiBCMs</text:p>
          </table:table-cell>
          <table:table-cell table:style-name="ce63" office:value-type="string" calcext:value-type="string">
            <text:p>QTY on hand</text:p>
          </table:table-cell>
          <table:table-cell table:style-name="ce119" office:value-type="string" calcext:value-type="string">
            <text:p>$ spent</text:p>
            <text:p>thus far</text:p>
          </table:table-cell>
          <table:table-cell table:style-name="ce132" office:value-type="string" calcext:value-type="string">
            <text:p>Additional</text:p>
            <text:p>QTY to order for</text:p>
            <text:p>n PCBs</text:p>
          </table:table-cell>
          <table:table-cell table:style-name="ce63" office:value-type="string" calcext:value-type="string">
            <office:annotation draw:style-name="gr3" draw:text-style-name="P2" svg:width="1.1413in" svg:height="1.0122in" svg:x="13.8567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89" office:value-type="string" calcext:value-type="string">
            <text:p/>
            <text:p>Digikey stock</text:p>
            <text:p>2021NOV10</text:p>
          </table:table-cell>
          <table:table-cell table:style-name="ce143" office:value-type="string" calcext:value-type="string">
            <text:p>Planning</text:p>
          </table:table-cell>
          <table:table-cell table:style-name="ce63" table:number-columns-repeated="28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46"/>
          <table:table-cell table:style-name="ce63"/>
          <table:table-cell table:style-name="ce46"/>
          <table:table-cell table:style-name="ce63"/>
          <table:table-cell table:style-name="ce57"/>
          <table:table-cell/>
          <table:table-cell table:style-name="ce91" table:number-columns-repeated="3"/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87"/>
          <table:table-cell table:style-name="ce63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48" office:value-type="string" calcext:value-type="string">
            <text:p>Seeedstudio</text:p>
          </table:table-cell>
          <table:table-cell table:style-name="ce41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76" table:formula="of:=[.H4]*[.$K$1]" office:value-type="float" office:value="250" calcext:value-type="float">
            <text:p>250</text:p>
          </table:table-cell>
          <table:table-cell table:style-name="ce76" office:value-type="float" office:value="50" calcext:value-type="float">
            <text:p>50</text:p>
          </table:table-cell>
          <table:table-cell table:style-name="ce120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JT20R0TR-ND</text:p>
          </table:table-cell>
          <table:table-cell table:style-name="ce48" office:value-type="float" office:value="20" calcext:value-type="float">
            <text:p>20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9)</text:p>
          </table:table-cell>
          <table:table-cell table:style-name="ce41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76" table:formula="of:=[.H5]*[.$K$1]" office:value-type="float" office:value="4250" calcext:value-type="float">
            <text:p>42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97920" calcext:value-type="float">
            <text:p>9792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12(22)</text:p>
          </table:table-cell>
          <table:table-cell table:style-name="ce41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76" table:formula="of:=[.H6]*[.$K$1]" office:value-type="float" office:value="15250" calcext:value-type="float">
            <text:p>15250</text:p>
          </table:table-cell>
          <table:table-cell table:style-name="ce76" office:value-type="float" office:value="17300" calcext:value-type="float">
            <text:p>17300</text:p>
          </table:table-cell>
          <table:table-cell table:style-name="ce120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100RTR-ND</text:p>
          </table:table-cell>
          <table:table-cell table:style-name="ce48" office:value-type="float" office:value="100" calcext:value-type="float">
            <text:p>100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8)</text:p>
          </table:table-cell>
          <table:table-cell table:style-name="ce41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76" table:formula="of:=[.H7]*[.$K$1]" office:value-type="float" office:value="25000" calcext:value-type="float">
            <text:p>25000</text:p>
          </table:table-cell>
          <table:table-cell table:style-name="ce76" office:value-type="float" office:value="25000" calcext:value-type="float">
            <text:p>25000</text:p>
          </table:table-cell>
          <table:table-cell table:style-name="ce120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12)</text:p>
          </table:table-cell>
          <table:table-cell table:style-name="ce41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76" table:formula="of:=[.H8]*[.$K$1]" office:value-type="float" office:value="2500" calcext:value-type="float">
            <text:p>2500</text:p>
          </table:table-cell>
          <table:table-cell table:style-name="ce76" office:value-type="float" office:value="6290" calcext:value-type="float">
            <text:p>6290</text:p>
          </table:table-cell>
          <table:table-cell table:style-name="ce120" table:formula="of:=[.M8]*[.I8]" office:value-type="float" office:value="25.16" calcext:value-type="float">
            <text:p>2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113" office:value-type="string" calcext:value-type="string">
            <text:p>5000 (avnet)</text:p>
          </table:table-cell>
          <table:table-cell office:value-type="float" office:value="4390" calcext:value-type="float">
            <text:p>439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11)</text:p>
          </table:table-cell>
          <table:table-cell table:style-name="ce41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76" table:formula="of:=[.H9]*[.$K$1]" office:value-type="float" office:value="21500" calcext:value-type="float">
            <text:p>21500</text:p>
          </table:table-cell>
          <table:table-cell table:style-name="ce76" office:value-type="float" office:value="25000" calcext:value-type="float">
            <text:p>25000</text:p>
          </table:table-cell>
          <table:table-cell table:style-name="ce120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string" calcext:value-type="string">
            <text:p>8(10)</text:p>
          </table:table-cell>
          <table:table-cell table:style-name="ce41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76" table:formula="of:=[.H10]*[.$K$1]" office:value-type="float" office:value="3500" calcext:value-type="float">
            <text:p>350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32380" calcext:value-type="float">
            <text:p>3238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string" calcext:value-type="string">
            <text:p>8(05)</text:p>
          </table:table-cell>
          <table:table-cell table:style-name="ce41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76" table:formula="of:=[.H11]*[.$K$1]" office:value-type="float" office:value="7250" calcext:value-type="float">
            <text:p>7250</text:p>
          </table:table-cell>
          <table:table-cell table:style-name="ce76" office:value-type="float" office:value="10000" calcext:value-type="float">
            <text:p>10000</text:p>
          </table:table-cell>
          <table:table-cell table:style-name="ce120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3)</text:p>
          </table:table-cell>
          <table:table-cell table:style-name="ce41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76" table:formula="of:=[.H12]*[.$K$1]" office:value-type="float" office:value="1750" calcext:value-type="float">
            <text:p>17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29357" calcext:value-type="float">
            <text:p>29357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02)</text:p>
          </table:table-cell>
          <table:table-cell table:style-name="ce41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76" table:formula="of:=[.H13]*[.$K$1]" office:value-type="float" office:value="2000" calcext:value-type="float">
            <text:p>200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771" calcext:value-type="float">
            <text:p>1771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01)</text:p>
          </table:table-cell>
          <table:table-cell table:style-name="ce41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76" table:formula="of:=[.H14]*[.$K$1]" office:value-type="float" office:value="2750" calcext:value-type="float">
            <text:p>27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8233" calcext:value-type="float">
            <text:p>18233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76" table:formula="of:=[.H15]*[.$K$1]" office:value-type="float" office:value="3000" calcext:value-type="float">
            <text:p>3000</text:p>
          </table:table-cell>
          <table:table-cell table:style-name="ce76" office:value-type="float" office:value="4471" calcext:value-type="float">
            <text:p>4471</text:p>
          </table:table-cell>
          <table:table-cell table:style-name="ce120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08569" calcext:value-type="float">
            <text:p>108569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41" office:value-type="float" office:value="0.95" calcext:value-type="float">
            <text:p>0.95</text:p>
          </table:table-cell>
          <table:table-cell table:style-name="ce41" office:value-type="string" calcext:value-type="string">
            <text:p>8(04)</text:p>
          </table:table-cell>
          <table:table-cell table:style-name="ce41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76" table:formula="of:=[.H16]*[.$K$1]" office:value-type="float" office:value="22250" calcext:value-type="float">
            <text:p>22250</text:p>
          </table:table-cell>
          <table:table-cell table:style-name="ce76" office:value-type="float" office:value="23800" calcext:value-type="float">
            <text:p>23800</text:p>
          </table:table-cell>
          <table:table-cell table:style-name="ce120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41" office:value-type="float" office:value="1.35" calcext:value-type="float">
            <text:p>1.35</text:p>
          </table:table-cell>
          <table:table-cell table:style-name="ce41" office:value-type="string" calcext:value-type="string">
            <text:p>8(15)</text:p>
          </table:table-cell>
          <table:table-cell table:style-name="ce41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76" table:formula="of:=[.H17]*[.$K$1]" office:value-type="float" office:value="10000" calcext:value-type="float">
            <text:p>10000</text:p>
          </table:table-cell>
          <table:table-cell table:style-name="ce76" office:value-type="float" office:value="13500" calcext:value-type="float">
            <text:p>13500</text:p>
          </table:table-cell>
          <table:table-cell table:style-name="ce120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41" office:value-type="float" office:value="2.7" calcext:value-type="float">
            <text:p>2.7</text:p>
          </table:table-cell>
          <table:table-cell table:style-name="ce41" office:value-type="string" calcext:value-type="string">
            <text:p>8(17)</text:p>
          </table:table-cell>
          <table:table-cell table:style-name="ce41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76" table:formula="of:=[.H18]*[.$K$1]" office:value-type="float" office:value="2250" calcext:value-type="float">
            <text:p>2250</text:p>
          </table:table-cell>
          <table:table-cell table:style-name="ce76" office:value-type="float" office:value="3000" calcext:value-type="float">
            <text:p>3000</text:p>
          </table:table-cell>
          <table:table-cell table:style-name="ce120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string" calcext:value-type="string">
            <text:p>8(07)</text:p>
          </table:table-cell>
          <table:table-cell table:style-name="ce41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76" table:formula="of:=[.H19]*[.$K$1]" office:value-type="float" office:value="3500" calcext:value-type="float">
            <text:p>3500</text:p>
          </table:table-cell>
          <table:table-cell table:style-name="ce76" office:value-type="float" office:value="6050" calcext:value-type="float">
            <text:p>6050</text:p>
          </table:table-cell>
          <table:table-cell table:style-name="ce120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BMS Discharge</text:p>
          </table:table-cell>
          <table:table-cell table:style-name="ce48" office:value-type="string" calcext:value-type="string">
            <text:p>Digikey</text:p>
          </table:table-cell>
          <table:table-cell table:style-name="ce48" office:value-type="string" calcext:value-type="string">
            <office:annotation draw:style-name="gr4" draw:text-style-name="P2" svg:width="1.1413in" svg:height="1.4787in" svg:x="5.8831in" svg:y="4.2177in" draw:caption-point-x="-0.2402in" draw:caption-point-y="0.5945in">
              <dc:date>2021-12-23T00:00:00</dc:date>
              <text:p text:style-name="P1"><text:span text:style-name="T1">Q75 requires Vgs &gt; 20 volts, unless we change R320 voltage divider (in which case we can use Vgs(max) = 8V, but gross</text:span></text:p>
            </office:annotation>
            <text:p>RSC002P03T316 (works on Q75)</text:p>
            <text:p><text:span text:style-name="T2">NX3008PBK,215 (see note)</text:span></text:p>
          </table:table-cell>
          <table:table-cell table:style-name="ce22" office:value-type="string" calcext:value-type="string">
            <text:p>PFET</text:p>
          </table:table-cell>
          <table:table-cell table:style-name="ce41" office:value-type="float" office:value="1.1" calcext:value-type="float">
            <text:p>1.1</text:p>
          </table:table-cell>
          <table:table-cell table:style-name="ce41" office:value-type="string" calcext:value-type="string">
            <text:p>8(14)</text:p>
          </table:table-cell>
          <table:table-cell table:style-name="ce41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76" table:formula="of:=[.H20]*[.$K$1]" office:value-type="float" office:value="15500" calcext:value-type="float">
            <text:p>15500</text:p>
          </table:table-cell>
          <table:table-cell table:style-name="ce76" office:value-type="float" office:value="23400" calcext:value-type="float">
            <text:p>23400</text:p>
          </table:table-cell>
          <table:table-cell table:style-name="ce120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LED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string" calcext:value-type="string">
            <text:p>8(19)</text:p>
          </table:table-cell>
          <table:table-cell table:style-name="ce41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76" table:formula="of:=[.H21]*[.$K$1]" office:value-type="float" office:value="2750" calcext:value-type="float">
            <text:p>2750</text:p>
          </table:table-cell>
          <table:table-cell table:style-name="ce76" office:value-type="float" office:value="3450" calcext:value-type="float">
            <text:p>3450</text:p>
          </table:table-cell>
          <table:table-cell table:style-name="ce120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60000" calcext:value-type="float">
            <text:p>6000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Open Drains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string" calcext:value-type="string">
            <text:p>8(20)</text:p>
          </table:table-cell>
          <table:table-cell table:style-name="ce41" office:value-type="float" office:value="10" calcext:value-type="float">
            <text:p>10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0.99" calcext:value-type="currency">
            <text:p>$0.99</text:p>
          </table:table-cell>
          <table:table-cell table:style-name="ce69" table:formula="of:=[.J22]*[.K$1]" office:value-type="currency" office:currency="USD" office:value="247.5" calcext:value-type="currency">
            <text:p>$247.50</text:p>
          </table:table-cell>
          <table:table-cell table:style-name="ce76" table:formula="of:=[.H22]*[.$K$1]" office:value-type="float" office:value="2500" calcext:value-type="float">
            <text:p>2500</text:p>
          </table:table-cell>
          <table:table-cell table:style-name="ce76" office:value-type="float" office:value="3100" calcext:value-type="float">
            <text:p>3100</text:p>
          </table:table-cell>
          <table:table-cell table:style-name="ce120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5689" calcext:value-type="float">
            <text:p>5689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LTC 5V Gener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41" office:value-type="float" office:value="1.75" calcext:value-type="float">
            <text:p>1.75</text:p>
          </table:table-cell>
          <table:table-cell table:style-name="ce41" office:value-type="string" calcext:value-type="string">
            <text:p>12(23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76" table:formula="of:=[.H23]*[.$K$1]" office:value-type="float" office:value="1250" calcext:value-type="float">
            <text:p>1250</text:p>
          </table:table-cell>
          <table:table-cell table:style-name="ce76" office:value-type="float" office:value="2025" calcext:value-type="float">
            <text:p>2025</text:p>
          </table:table-cell>
          <table:table-cell table:style-name="ce120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Therm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41" office:value-type="float" office:value="1.25" calcext:value-type="float">
            <text:p>1.25</text:p>
          </table:table-cell>
          <table:table-cell table:style-name="ce41" office:value-type="string" calcext:value-type="string">
            <text:p>8(21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76" table:formula="of:=[.H24]*[.$K$1]" office:value-type="float" office:value="1250" calcext:value-type="float">
            <text:p>1250</text:p>
          </table:table-cell>
          <table:table-cell table:style-name="ce76" office:value-type="float" office:value="1525" calcext:value-type="float">
            <text:p>1525</text:p>
          </table:table-cell>
          <table:table-cell table:style-name="ce120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Flyback Diod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N4148WRHGTR-ND</text:p>
          </table:table-cell>
          <table:table-cell table:style-name="ce76" office:value-type="string" calcext:value-type="string">
            <text:p>Diod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06)</text:p>
          </table:table-cell>
          <table:table-cell table:style-name="ce41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76" table:formula="of:=[.H25]*[.$K$1]" office:value-type="float" office:value="1000" calcext:value-type="float">
            <text:p>1000</text:p>
          </table:table-cell>
          <table:table-cell table:style-name="ce76" office:value-type="float" office:value="3100" calcext:value-type="float">
            <text:p>3100</text:p>
          </table:table-cell>
          <table:table-cell table:style-name="ce120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56352" calcext:value-type="float">
            <text:p>56352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Grid Charger Diod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A2M-E3/5ATGICT-ND</text:p>
          </table:table-cell>
          <table:table-cell table:style-name="ce76" office:value-type="string" calcext:value-type="string">
            <text:p>Diode</text:p>
          </table:table-cell>
          <table:table-cell table:style-name="ce41" office:value-type="float" office:value="2.2" calcext:value-type="float">
            <text:p>2.2</text:p>
          </table:table-cell>
          <table:table-cell table:style-name="ce41" office:value-type="string" calcext:value-type="string">
            <text:p>12(24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0.116" calcext:value-type="currency">
            <text:p>$0.12</text:p>
          </table:table-cell>
          <table:table-cell table:style-name="ce69" table:formula="of:=[.I26]*[.H26]" office:value-type="currency" office:currency="USD" office:value="0.116" calcext:value-type="currency">
            <text:p>$0.12</text:p>
          </table:table-cell>
          <table:table-cell table:style-name="ce69" table:formula="of:=[.J26]*[.K$1]" office:value-type="currency" office:currency="USD" office:value="29" calcext:value-type="currency">
            <text:p>$29.00</text:p>
          </table:table-cell>
          <table:table-cell table:style-name="ce76" table:formula="of:=[.H26]*[.$K$1]" office:value-type="float" office:value="250" calcext:value-type="float">
            <text:p>250</text:p>
          </table:table-cell>
          <table:table-cell table:style-name="ce76" office:value-type="float" office:value="500" calcext:value-type="float">
            <text:p>500</text:p>
          </table:table-cell>
          <table:table-cell table:style-name="ce120" table:formula="of:=[.M26]*[.I26]" office:value-type="float" office:value="58" calcext:value-type="float">
            <text:p>58.0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IC</text:p>
          </table:table-cell>
          <table:table-cell table:style-name="ce48" office:value-type="string" calcext:value-type="string">
            <text:p>Mouser</text:p>
          </table:table-cell>
          <table:table-cell table:style-name="ce41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41" office:value-type="float" office:value="1.1" calcext:value-type="float">
            <text:p>1.1</text:p>
          </table:table-cell>
          <table:table-cell table:style-name="ce41" office:value-type="string" calcext:value-type="string">
            <text:p>12(25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76" table:formula="of:=[.H27]*[.$K$1]" office:value-type="float" office:value="250" calcext:value-type="float">
            <text:p>250</text:p>
          </table:table-cell>
          <table:table-cell table:style-name="ce76" office:value-type="float" office:value="102" calcext:value-type="float">
            <text:p>102</text:p>
          </table:table-cell>
          <table:table-cell table:style-name="ce120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41" office:value-type="string" calcext:value-type="string">
            <text:p>IC</text:p>
          </table:table-cell>
          <table:table-cell table:style-name="ce48" office:value-type="string" calcext:value-type="string">
            <text:p>LT Direct</text:p>
          </table:table-cell>
          <table:table-cell table:style-name="ce41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24(tray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76" table:formula="of:=[.H28]*[.$K$1]" office:value-type="float" office:value="1250" calcext:value-type="float">
            <text:p>1250</text:p>
          </table:table-cell>
          <table:table-cell table:style-name="ce76" office:value-type="float" office:value="970" calcext:value-type="float">
            <text:p>970</text:p>
          </table:table-cell>
          <table:table-cell table:style-name="ce120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OpAmp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18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76" table:formula="of:=[.H29]*[.$K$1]" office:value-type="float" office:value="250" calcext:value-type="float">
            <text:p>250</text:p>
          </table:table-cell>
          <table:table-cell table:style-name="ce76" office:value-type="float" office:value="500" calcext:value-type="float">
            <text:p>500</text:p>
          </table:table-cell>
          <table:table-cell table:style-name="ce120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45" calcext:value-type="float">
            <text:p>145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8" calcext:value-type="currency">
            <text:p>$2.80</text:p>
          </table:table-cell>
          <table:table-cell table:style-name="ce49" table:formula="of:=[.I30]*[.H30]" office:value-type="currency" office:currency="USD" office:value="2.8" calcext:value-type="currency">
            <text:p>$2.80</text:p>
          </table:table-cell>
          <table:table-cell table:style-name="ce49" table:formula="of:=[.J30]*[.K$1]" office:value-type="currency" office:currency="USD" office:value="700" calcext:value-type="currency">
            <text:p>$700.00</text:p>
          </table:table-cell>
          <table:table-cell table:style-name="ce14" table:formula="of:=[.H30]*[.$K$1]" office:value-type="float" office:value="250" calcext:value-type="float">
            <text:p>250</text:p>
          </table:table-cell>
          <table:table-cell table:style-name="ce14" office:value-type="float" office:value="88" calcext:value-type="float">
            <text:p>88</text:p>
          </table:table-cell>
          <table:table-cell table:style-name="ce85" table:formula="of:=[.M30]*[.I30]" office:value-type="float" office:value="246.4" calcext:value-type="float">
            <text:p>246.40</text:p>
          </table:table-cell>
          <table:table-cell table:formula="of:=IF(MAX(0;([.L30]-[.M30]));MAX(0;([.L30]-[.M30]));&quot; &quot;)" office:value-type="float" office:value="162" calcext:value-type="float">
            <text:p>162</text:p>
          </table:table-cell>
          <table:table-cell table:style-name="ce97" office:value-type="string" calcext:value-type="string">
            <text:p>QTY250 backordered</text:p>
            <text:p><text:span text:style-name="T8">(Mouser)</text:span>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39424" calcext:value-type="currency">
            <text:p>$122.39</text:p>
          </table:table-cell>
          <table:table-cell table:style-name="ce64" table:formula="of:=SUM([.K4:.K31])" office:value-type="currency" office:currency="USD" office:value="30598.56" calcext:value-type="currency">
            <text:p>$30,598.56</text:p>
          </table:table-cell>
          <table:table-cell table:style-name="ce3" table:number-columns-repeated="2"/>
          <table:table-cell table:style-name="ce80" table:formula="of:=SUM([.N4:.N31])" office:value-type="float" office:value="24051.0955" calcext:value-type="float">
            <text:p>24051.1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48"/>
          <table:table-cell table:style-name="ce41"/>
          <table:table-cell table:style-name="ce22"/>
          <table:table-cell table:style-name="ce41" table:number-columns-repeated="3"/>
          <table:table-cell table:style-name="ce106" table:number-columns-repeated="3"/>
          <table:table-cell table:style-name="ce41" table:number-columns-repeated="2"/>
          <table:table-cell table:style-name="ce81"/>
          <table:table-cell/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RS485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text:p>LTC1487CS8</text:p>
          </table:table-cell>
          <table:table-cell table:style-name="ce22"/>
          <table:table-cell table:style-name="ce41" office:value-type="float" office:value="1.75" calcext:value-type="float">
            <text:p>1.75</text:p>
          </table:table-cell>
          <table:table-cell table:style-name="ce41" office:value-type="string" calcext:value-type="string">
            <text:p>12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3.66" calcext:value-type="currency">
            <text:p>$3.66</text:p>
          </table:table-cell>
          <table:table-cell table:style-name="ce106" table:formula="of:=[.I36]*[.H36]" office:value-type="currency" office:currency="USD" office:value="7.32" calcext:value-type="currency">
            <text:p>$7.32</text:p>
          </table:table-cell>
          <table:table-cell table:style-name="ce106" table:formula="of:=[.J36]*[.K$1]" office:value-type="currency" office:currency="USD" office:value="1830" calcext:value-type="currency">
            <text:p>$1,830.00</text:p>
          </table:table-cell>
          <table:table-cell table:style-name="ce41" table:formula="of:=[.H36]*[.$K$1]" office:value-type="float" office:value="500" calcext:value-type="float">
            <text:p>500</text:p>
          </table:table-cell>
          <table:table-cell table:style-name="ce41" office:value-type="float" office:value="504" calcext:value-type="float">
            <text:p>504</text:p>
          </table:table-cell>
          <table:table-cell table:style-name="ce120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98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41" office:value-type="float" office:value="1.9" calcext:value-type="float">
            <text:p>1.9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3564" calcext:value-type="currency">
            <text:p>$0.14</text:p>
          </table:table-cell>
          <table:table-cell table:style-name="ce106" table:formula="of:=[.I37]*[.H37]" office:value-type="currency" office:currency="USD" office:value="0.27128" calcext:value-type="currency">
            <text:p>$0.27</text:p>
          </table:table-cell>
          <table:table-cell table:style-name="ce106" table:formula="of:=[.J37]*[.K$1]" office:value-type="currency" office:currency="USD" office:value="67.82" calcext:value-type="currency">
            <text:p>$67.82</text:p>
          </table:table-cell>
          <table:table-cell table:style-name="ce41" table:formula="of:=[.H37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9258" calcext:value-type="float">
            <text:p>9258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5V Zen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MSZ5233B-TP</text:p>
          </table:table-cell>
          <table:table-cell table:style-name="ce22"/>
          <table:table-cell table:style-name="ce41" office:value-type="float" office:value="1.25" calcext:value-type="float">
            <text:p>1.25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0.094+0.0094" office:value-type="currency" office:currency="USD" office:value="0.1034" calcext:value-type="currency">
            <text:p>$0.10</text:p>
          </table:table-cell>
          <table:table-cell table:style-name="ce106" table:formula="of:=[.I38]*[.H38]" office:value-type="currency" office:currency="USD" office:value="0.1034" calcext:value-type="currency">
            <text:p>$0.10</text:p>
          </table:table-cell>
          <table:table-cell table:style-name="ce106" table:formula="of:=[.J38]*[.K$1]" office:value-type="currency" office:currency="USD" office:value="25.85" calcext:value-type="currency">
            <text:p>$25.85</text:p>
          </table:table-cell>
          <table:table-cell table:style-name="ce41" table:formula="of:=[.H38]*[.$K$1]" office:value-type="float" office:value="250" calcext:value-type="float">
            <text:p>250</text:p>
          </table:table-cell>
          <table:table-cell table:style-name="ce41" office:value-type="float" office:value="290" calcext:value-type="float">
            <text:p>290</text:p>
          </table:table-cell>
          <table:table-cell table:style-name="ce120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DCDC Ferrites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587-5925-1-ND</text:p>
          </table:table-cell>
          <table:table-cell table:style-name="ce22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34" calcext:value-type="currency">
            <text:p>$0.13</text:p>
          </table:table-cell>
          <table:table-cell table:style-name="ce106" table:formula="of:=[.I39]*[.H39]" office:value-type="currency" office:currency="USD" office:value="0.268" calcext:value-type="currency">
            <text:p>$0.27</text:p>
          </table:table-cell>
          <table:table-cell table:style-name="ce106" table:formula="of:=[.J39]*[.K$1]" office:value-type="currency" office:currency="USD" office:value="67" calcext:value-type="currency">
            <text:p>$67.00</text:p>
          </table:table-cell>
          <table:table-cell table:style-name="ce41" table:formula="of:=[.H39]*[.$K$1]" office:value-type="float" office:value="500" calcext:value-type="float">
            <text:p>500</text:p>
          </table:table-cell>
          <table:table-cell table:style-name="ce41" office:value-type="float" office:value="510" calcext:value-type="float">
            <text:p>510</text:p>
          </table:table-cell>
          <table:table-cell table:style-name="ce120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35692" calcext:value-type="currency">
            <text:p>$130.36</text:p>
          </table:table-cell>
          <table:table-cell table:style-name="ce64" table:formula="of:=SUM([.K36:.K39])+[.K33]" office:value-type="currency" office:currency="USD" office:value="32589.23" calcext:value-type="currency">
            <text:p>$32,589.23</text:p>
          </table:table-cell>
          <table:table-cell table:style-name="ce3" table:number-columns-repeated="2"/>
          <table:table-cell table:style-name="ce80" table:formula="of:=SUM([.N36:.N39])+[.N33]" office:value-type="float" office:value="26061.8815" calcext:value-type="float">
            <text:p>26061.8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41"/>
          <table:table-cell table:style-name="ce48"/>
          <table:table-cell table:style-name="ce41"/>
          <table:table-cell table:style-name="ce48"/>
          <table:table-cell table:style-name="ce41" table:number-columns-repeated="3"/>
          <table:table-cell table:style-name="ce106" table:number-columns-repeated="3"/>
          <table:table-cell table:style-name="ce41" table:number-columns-repeated="2"/>
          <table:table-cell table:style-name="ce81"/>
          <table:table-cell/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  <text:p/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.8789" calcext:value-type="currency">
            <text:p>$0.88</text:p>
          </table:table-cell>
          <table:table-cell table:style-name="ce49" table:formula="of:=[.J44]*[.K$1]" office:value-type="currency" office:currency="USD" office:value="219.725" calcext:value-type="currency">
            <text:p>$219.73</text:p>
          </table:table-cell>
          <table:table-cell table:style-name="ce14" table:formula="of:=[.H44]*[.$K$1]" office:value-type="float" office:value="250" calcext:value-type="float">
            <text:p>250</text:p>
          </table:table-cell>
          <table:table-cell table:style-name="ce14" office:value-type="float" office:value="92" calcext:value-type="float">
            <text:p>92</text:p>
          </table:table-cell>
          <table:table-cell table:style-name="ce85" table:formula="of:=[.M44]*[.I44]" office:value-type="float" office:value="80.8588" calcext:value-type="float">
            <text:p>80.86</text:p>
          </table:table-cell>
          <table:table-cell table:formula="of:=IF(MAX(0;([.L44]-[.M44]));MAX(0;([.L44]-[.M44]));&quot; &quot;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ce41" office:value-type="string" calcext:value-type="string">
            <text:p>see if existing SMPS</text:p>
            <text:p>shows up</text:p>
          </table:table-cell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77" calcext:value-type="currency">
            <text:p>$0.77</text:p>
          </table:table-cell>
          <table:table-cell table:style-name="ce49" table:formula="of:=[.I45]*[.H45]" office:value-type="currency" office:currency="USD" office:value="0.77" calcext:value-type="currency">
            <text:p>$0.77</text:p>
          </table:table-cell>
          <table:table-cell table:style-name="ce49" table:formula="of:=[.J45]*[.K$1]" office:value-type="currency" office:currency="USD" office:value="192.5" calcext:value-type="currency">
            <text:p>$192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5]*[.I45]" office:value-type="float" office:value="1.54" calcext:value-type="float">
            <text:p>1.54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see if existing SMPS</text:p>
            <text:p>shows up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493-3958-2-ND</text:p>
          </table:table-cell>
          <table:table-cell table:style-name="ce48" office:value-type="string" calcext:value-type="string">
            <text:p>220u</text:p>
          </table:table-cell>
          <table:table-cell table:style-name="ce41"/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0.46824" calcext:value-type="currency">
            <text:p>$0.47</text:p>
          </table:table-cell>
          <table:table-cell table:style-name="ce106" table:formula="of:=[.I46]*[.H46]" office:value-type="currency" office:currency="USD" office:value="1.40472" calcext:value-type="currency">
            <text:p>$1.40</text:p>
          </table:table-cell>
          <table:table-cell table:style-name="ce106" table:formula="of:=[.J46]*[.K$1]" office:value-type="currency" office:currency="USD" office:value="351.18" calcext:value-type="currency">
            <text:p>$351.18</text:p>
          </table:table-cell>
          <table:table-cell table:style-name="ce41" table:formula="of:=[.H46]*[.$K$1]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Triac</text:p>
          </table:table-cell>
          <table:table-cell table:style-name="ce48" office:value-type="string" calcext:value-type="string">
            <text:p>Digikey</text:p>
            <text:p>Newark</text:p>
          </table:table-cell>
          <table:table-cell table:style-name="ce41" office:value-type="string" calcext:value-type="string">
            <text:p>T810-600B</text:p>
          </table:table-cell>
          <table:table-cell table:style-name="ce48"/>
          <table:table-cell table:style-name="ce41"/>
          <table:table-cell table:style-name="ce41" office:value-type="string" calcext:value-type="string">
            <text:p>tube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11" calcext:value-type="currency">
            <text:p>$1.11</text:p>
          </table:table-cell>
          <table:table-cell table:style-name="ce106" table:formula="of:=[.I47]*[.H47]" office:value-type="currency" office:currency="USD" office:value="1.11" calcext:value-type="currency">
            <text:p>$1.11</text:p>
          </table:table-cell>
          <table:table-cell table:style-name="ce106" table:formula="of:=[.J47]*[.K$1]" office:value-type="currency" office:currency="USD" office:value="277.5" calcext:value-type="currency">
            <text:p>$277.50</text:p>
          </table:table-cell>
          <table:table-cell table:style-name="ce41" table:formula="of:=[.H47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47]*[.I47]" office:value-type="float" office:value="277.5" calcext:value-type="float">
            <text:p>277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213" calcext:value-type="float">
            <text:p>213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7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Triac Dri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5" draw:text-style-name="P2" svg:width="1.1413in" svg:height="1.1677in" svg:x="5.8831in" svg:y="11.8988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48"/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44" calcext:value-type="currency">
            <text:p>$0.26</text:p>
          </table:table-cell>
          <table:table-cell table:style-name="ce106" table:formula="of:=[.I48]*[.H48]" office:value-type="currency" office:currency="USD" office:value="0.2644" calcext:value-type="currency">
            <text:p>$0.26</text:p>
          </table:table-cell>
          <table:table-cell table:style-name="ce106" table:formula="of:=[.J48]*[.K$1]" office:value-type="currency" office:currency="USD" office:value="66.1" calcext:value-type="currency">
            <text:p>$66.10</text:p>
          </table:table-cell>
          <table:table-cell table:style-name="ce41" table:formula="of:=[.H48]*[.$K$1]" office:value-type="float" office:value="250" calcext:value-type="float">
            <text:p>250</text:p>
          </table:table-cell>
          <table:table-cell table:style-name="ce41" office:value-type="float" office:value="425" calcext:value-type="float">
            <text:p>425</text:p>
          </table:table-cell>
          <table:table-cell table:style-name="ce120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000" calcext:value-type="float">
            <text:p>100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Back of PCB</text:p>
          </table:table-cell>
          <table:table-cell table:style-name="ce41" office:value-type="string" calcext:value-type="string">
            <text:p>Conn-Temp Sensor</text:p>
          </table:table-cell>
          <table:table-cell table:style-name="ce48" office:value-type="string" calcext:value-type="string">
            <text:p>Mouser</text:p>
          </table:table-cell>
          <table:table-cell table:style-name="ce41" office:value-type="string" calcext:value-type="string">
            <text:p>WM26831CT-ND</text:p>
          </table:table-cell>
          <table:table-cell table:style-name="ce48"/>
          <table:table-cell table:style-name="ce41"/>
          <table:table-cell table:style-name="ce41" office:value-type="string" calcext:value-type="string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0.517" calcext:value-type="currency">
            <text:p>$0.52</text:p>
          </table:table-cell>
          <table:table-cell table:style-name="ce106" table:formula="of:=[.I49]*[.H49]" office:value-type="currency" office:currency="USD" office:value="1.551" calcext:value-type="currency">
            <text:p>$1.55</text:p>
          </table:table-cell>
          <table:table-cell table:style-name="ce106" table:formula="of:=[.J49]*[.K$1]" office:value-type="currency" office:currency="USD" office:value="387.75" calcext:value-type="currency">
            <text:p>$387.75</text:p>
          </table:table-cell>
          <table:table-cell table:style-name="ce41" table:formula="of:=[.H49]*[.$K$1]" office:value-type="float" office:value="750" calcext:value-type="float">
            <text:p>750</text:p>
          </table:table-cell>
          <table:table-cell table:style-name="ce41" office:value-type="float" office:value="750" calcext:value-type="float">
            <text:p>750</text:p>
          </table:table-cell>
          <table:table-cell table:style-name="ce120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3945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Slide Switch (DIP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DS04-254-2-02BK-SMT</text:p>
          </table:table-cell>
          <table:table-cell table:style-name="ce48"/>
          <table:table-cell table:style-name="ce41"/>
          <table:table-cell table:style-name="ce41" office:value-type="string" calcext:value-type="string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415" calcext:value-type="currency">
            <text:p>$0.42</text:p>
          </table:table-cell>
          <table:table-cell table:style-name="ce106" table:formula="of:=[.I50]*[.H50]" office:value-type="currency" office:currency="USD" office:value="0.415" calcext:value-type="currency">
            <text:p>$0.42</text:p>
          </table:table-cell>
          <table:table-cell table:style-name="ce106" table:formula="of:=[.J50]*[.K$1]" office:value-type="currency" office:currency="USD" office:value="103.75" calcext:value-type="currency">
            <text:p>$103.75</text:p>
          </table:table-cell>
          <table:table-cell table:style-name="ce41" table:formula="of:=[.H50]*[.$K$1]" office:value-type="float" office:value="250" calcext:value-type="float">
            <text:p>250</text:p>
          </table:table-cell>
          <table:table-cell table:style-name="ce41" office:value-type="float" office:value="271" calcext:value-type="float">
            <text:p>271</text:p>
          </table:table-cell>
          <table:table-cell table:style-name="ce120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BMS Isol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7490100111A</text:p>
          </table:table-cell>
          <table:table-cell table:style-name="ce48" office:value-type="string" calcext:value-type="string">
            <text:p>Trans</text:p>
          </table:table-cell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2.78" calcext:value-type="currency">
            <text:p>$2.78</text:p>
          </table:table-cell>
          <table:table-cell table:style-name="ce106" table:formula="of:=[.I51]*[.H51]" office:value-type="currency" office:currency="USD" office:value="8.34" calcext:value-type="currency">
            <text:p>$8.34</text:p>
          </table:table-cell>
          <table:table-cell table:style-name="ce106" table:formula="of:=[.J51]*[.K$1]" office:value-type="currency" office:currency="USD" office:value="2085" calcext:value-type="currency">
            <text:p>$2,085.00</text:p>
          </table:table-cell>
          <table:table-cell table:style-name="ce41" table:formula="of:=[.H51]*[.$K$1]" office:value-type="float" office:value="750" calcext:value-type="float">
            <text:p>750</text:p>
          </table:table-cell>
          <table:table-cell table:style-name="ce41" office:value-type="float" office:value="773" calcext:value-type="float">
            <text:p>773</text:p>
          </table:table-cell>
          <table:table-cell table:style-name="ce120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8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ConnE isol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41" table:number-columns-repeated="2"/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5863" calcext:value-type="currency">
            <text:p>$0.59</text:p>
          </table:table-cell>
          <table:table-cell table:style-name="ce106" table:formula="of:=[.I52]*[.H52]" office:value-type="currency" office:currency="USD" office:value="0.5863" calcext:value-type="currency">
            <text:p>$0.59</text:p>
          </table:table-cell>
          <table:table-cell table:style-name="ce106" table:formula="of:=[.J52]*[.K$1]" office:value-type="currency" office:currency="USD" office:value="146.575" calcext:value-type="currency">
            <text:p>$146.58</text:p>
          </table:table-cell>
          <table:table-cell table:style-name="ce41" table:formula="of:=[.H52]*[.$K$1]" office:value-type="float" office:value="250" calcext:value-type="float">
            <text:p>250</text:p>
          </table:table-cell>
          <table:table-cell table:style-name="ce41" office:value-type="float" office:value="290" calcext:value-type="float">
            <text:p>290</text:p>
          </table:table-cell>
          <table:table-cell table:style-name="ce120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329" calcext:value-type="float">
            <text:p>1329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optoIsolator</text:p>
          </table:table-cell>
          <table:table-cell table:style-name="ce48" office:value-type="string" calcext:value-type="string">
            <text:p>Digikey</text:p>
            <text:p>Newark</text:p>
          </table:table-cell>
          <table:table-cell table:style-name="ce41" office:value-type="string" calcext:value-type="string">
            <text:p>SFH620A-2X007T</text:p>
          </table:table-cell>
          <table:table-cell table:style-name="ce48"/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57" calcext:value-type="currency">
            <text:p>$0.66</text:p>
          </table:table-cell>
          <table:table-cell table:style-name="ce106" table:formula="of:=[.I53]*[.H53]" office:value-type="currency" office:currency="USD" office:value="1.314" calcext:value-type="currency">
            <text:p>$1.31</text:p>
          </table:table-cell>
          <table:table-cell table:style-name="ce106" table:formula="of:=[.J53]*[.K$1]" office:value-type="currency" office:currency="USD" office:value="328.5" calcext:value-type="currency">
            <text:p>$328.50</text:p>
          </table:table-cell>
          <table:table-cell table:style-name="ce41" table:formula="of:=[.H53]*[.$K$1]" office:value-type="float" office:value="500" calcext:value-type="float">
            <text:p>500</text:p>
          </table:table-cell>
          <table:table-cell table:style-name="ce41" office:value-type="float" office:value="506" calcext:value-type="float">
            <text:p>506</text:p>
          </table:table-cell>
          <table:table-cell table:style-name="ce120" table:formula="of:=[.M53]*[.I53]" office:value-type="float" office:value="332.442" calcext:value-type="float">
            <text:p>332.4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3])+[.J41]" office:value-type="currency" office:currency="USD" office:value="146.99124" calcext:value-type="currency">
            <text:p>$146.99</text:p>
          </table:table-cell>
          <table:table-cell table:style-name="ce64" table:formula="of:=SUM([.K44:.K53])+[.K41]" office:value-type="currency" office:currency="USD" office:value="36747.81" calcext:value-type="currency">
            <text:p>$36,747.81</text:p>
          </table:table-cell>
          <table:table-cell table:style-name="ce3" table:number-columns-repeated="2"/>
          <table:table-cell table:style-name="ce80" table:formula="of:=SUM([.N44:.N53])+[.N41]" office:value-type="float" office:value="30154.0143" calcext:value-type="float">
            <text:p>30154.0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HVDC→DC</text:p>
          </table:table-cell>
          <table:table-cell table:style-name="ce41" office:value-type="string" calcext:value-type="string">
            <text:p>OnlineComponents</text:p>
          </table:table-cell>
          <table:table-cell table:style-name="ce48" office:value-type="string" calcext:value-type="string">
            <text:p>EPM1210SJ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" calcext:value-type="float">
            <text:p>0</text:p>
          </table:table-cell>
          <table:table-cell table:style-name="ce106" office:value-type="currency" office:currency="USD" office:value="5.92" calcext:value-type="currency">
            <text:p>$5.92</text:p>
          </table:table-cell>
          <table:table-cell table:style-name="ce106" table:formula="of:=[.I58]*[.H58]" office:value-type="currency" office:currency="USD" office:value="0" calcext:value-type="currency">
            <text:p>$0.00</text:p>
          </table:table-cell>
          <table:table-cell table:style-name="ce106" table:formula="of:=[.J58]*[.K$1]" office:value-type="currency" office:currency="USD" office:value="0" calcext:value-type="currency">
            <text:p>$0.00</text:p>
          </table:table-cell>
          <table:table-cell table:style-name="ce41" table:formula="of:=[.H58]*[.$K$1]" office:value-type="float" office:value="0" calcext:value-type="float">
            <text:p>0</text:p>
          </table:table-cell>
          <table:table-cell table:style-name="ce41" office:value-type="float" office:value="47" calcext:value-type="float">
            <text:p>47</text:p>
          </table:table-cell>
          <table:table-cell table:style-name="ce120" table:formula="of:=[.M58]*[.I58]" office:value-type="float" office:value="278.24" calcext:value-type="float">
            <text:p>278.24</text:p>
          </table:table-cell>
          <table:table-cell table:formula="of:=IF(MAX(0;([.L58]-[.M58]));MAX(0;([.L58]-[.M58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ce54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HVDC→DC</text:p>
          </table:table-cell>
          <table:table-cell table:style-name="ce41" office:value-type="string" calcext:value-type="string">
            <text:p>OnlineComponents</text:p>
          </table:table-cell>
          <table:table-cell table:style-name="ce31" office:value-type="string" calcext:value-type="string">
            <text:p>EPM1510SJ</text:p>
          </table:table-cell>
          <table:table-cell table:style-name="ce41" table:number-columns-repeated="2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5.92" calcext:value-type="currency">
            <text:p>$5.92</text:p>
          </table:table-cell>
          <table:table-cell table:style-name="ce106" table:formula="of:=[.I59]*[.H59]" office:value-type="currency" office:currency="USD" office:value="5.92" calcext:value-type="currency">
            <text:p>$5.92</text:p>
          </table:table-cell>
          <table:table-cell table:style-name="ce106" table:formula="of:=[.J59]*[.K$1]" office:value-type="currency" office:currency="USD" office:value="1480" calcext:value-type="currency">
            <text:p>$1,480.00</text:p>
          </table:table-cell>
          <table:table-cell table:style-name="ce95" table:formula="of:=[.H59]*[.$K$1]-[.M58]" office:value-type="float" office:value="203" calcext:value-type="float">
            <text:p>203</text:p>
          </table:table-cell>
          <table:table-cell table:style-name="ce41" office:value-type="float" office:value="212" calcext:value-type="float">
            <text:p>212</text:p>
          </table:table-cell>
          <table:table-cell table:style-name="ce120" table:formula="of:=[.M59]*[.I59]" office:value-type="float" office:value="1255.04" calcext:value-type="float">
            <text:p>1255.04</text:p>
          </table:table-cell>
          <table:table-cell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76"/>
          <table:table-cell/>
          <table:table-cell table:style-name="ce54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BCM Connector</text:p>
          </table:table-cell>
          <table:table-cell table:style-name="ce48" office:value-type="string" calcext:value-type="string">
            <text:p>Mouser</text:p>
            <text:p>Avnet</text:p>
          </table:table-cell>
          <table:table-cell table:style-name="ce41" office:value-type="string" calcext:value-type="string">
            <text:p>174917-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0.62" calcext:value-type="currency">
            <text:p>$10.62</text:p>
          </table:table-cell>
          <table:table-cell table:style-name="ce106" table:formula="of:=[.I60]*[.H60]" office:value-type="currency" office:currency="USD" office:value="10.62" calcext:value-type="currency">
            <text:p>$10.62</text:p>
          </table:table-cell>
          <table:table-cell table:style-name="ce106" table:formula="of:=[.J60]*[.K$1]" office:value-type="currency" office:currency="USD" office:value="2655" calcext:value-type="currency">
            <text:p>$2,655.00</text:p>
          </table:table-cell>
          <table:table-cell table:style-name="ce41" table:formula="of:=[.H60]*[.$K$1]" office:value-type="float" office:value="250" calcext:value-type="float">
            <text:p>250</text:p>
          </table:table-cell>
          <table:table-cell table:style-name="ce41" office:value-type="float" office:value="261" calcext:value-type="float">
            <text:p>261</text:p>
          </table:table-cell>
          <table:table-cell table:style-name="ce120" table:formula="of:=[.M60]*[.I60]" office:value-type="float" office:value="2771.82" calcext:value-type="float">
            <text:p>2771.82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8567in" svg:y="15.7799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Capacitor - HV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URY2F330MRD (existing)</text:p>
            <text:p>URY2G220MRD (22 uF)</text:p>
          </table:table-cell>
          <table:table-cell table:style-name="ce48" office:value-type="string" calcext:value-type="string">
            <text:p>33u</text:p>
            <text:p>22u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2332" calcext:value-type="currency">
            <text:p>$1.23</text:p>
          </table:table-cell>
          <table:table-cell table:style-name="ce106" table:formula="of:=[.I61]*[.H61]" office:value-type="currency" office:currency="USD" office:value="1.2332" calcext:value-type="currency">
            <text:p>$1.23</text:p>
          </table:table-cell>
          <table:table-cell table:style-name="ce106" table:formula="of:=[.J61]*[.K$1]" office:value-type="currency" office:currency="USD" office:value="308.3" calcext:value-type="currency">
            <text:p>$308.30</text:p>
          </table:table-cell>
          <table:table-cell table:style-name="ce41" table:formula="of:=[.H61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1]*[.I61]" office:value-type="float" office:value="308.3" calcext:value-type="float">
            <text:p>308.30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Fuse Holder</text:p>
          </table:table-cell>
          <table:table-cell table:style-name="ce48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08" calcext:value-type="currency">
            <text:p>$0.61</text:p>
          </table:table-cell>
          <table:table-cell table:style-name="ce106" table:formula="of:=[.I62]*[.H62]" office:value-type="currency" office:currency="USD" office:value="1.216" calcext:value-type="currency">
            <text:p>$1.22</text:p>
          </table:table-cell>
          <table:table-cell table:style-name="ce106" table:formula="of:=[.J62]*[.K$1]" office:value-type="currency" office:currency="USD" office:value="304" calcext:value-type="currency">
            <text:p>$304.00</text:p>
          </table:table-cell>
          <table:table-cell table:style-name="ce41" table:formula="of:=[.H62]*[.$K$1]" office:value-type="float" office:value="500" calcext:value-type="float">
            <text:p>500</text:p>
          </table:table-cell>
          <table:table-cell table:style-name="ce41" office:value-type="float" office:value="580" calcext:value-type="float">
            <text:p>580</text:p>
          </table:table-cell>
          <table:table-cell table:style-name="ce120" table:formula="of:=[.M62]*[.I62]" office:value-type="float" office:value="352.64" calcext:value-type="float">
            <text:p>352.64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Screw Terminal – 8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5792-ND (existing)</text:p>
            <text:p>277-1725-ND (cheaper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4.55" calcext:value-type="currency">
            <text:p>$4.55</text:p>
          </table:table-cell>
          <table:table-cell table:style-name="ce106" table:formula="of:=[.I63]*[.H63]" office:value-type="currency" office:currency="USD" office:value="9.1" calcext:value-type="currency">
            <text:p>$9.10</text:p>
          </table:table-cell>
          <table:table-cell table:style-name="ce106" table:formula="of:=[.J63]*[.K$1]" office:value-type="currency" office:currency="USD" office:value="2275" calcext:value-type="currency">
            <text:p>$2,275.00</text:p>
          </table:table-cell>
          <table:table-cell table:style-name="ce41" table:formula="of:=[.H63]*[.$K$1]" office:value-type="float" office:value="500" calcext:value-type="float">
            <text:p>500</text:p>
          </table:table-cell>
          <table:table-cell table:style-name="ce41" office:value-type="float" office:value="505" calcext:value-type="float">
            <text:p>505</text:p>
          </table:table-cell>
          <table:table-cell table:style-name="ce120" table:formula="of:=[.M63]*[.I63]" office:value-type="float" office:value="2297.75" calcext:value-type="float">
            <text:p>2297.75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0.1” 1x8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16.9587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307" calcext:value-type="currency">
            <text:p>$0.31</text:p>
          </table:table-cell>
          <table:table-cell table:style-name="ce106" table:formula="of:=[.I64]*[.H64]" office:value-type="currency" office:currency="USD" office:value="2.456" calcext:value-type="currency">
            <text:p>$2.46</text:p>
          </table:table-cell>
          <table:table-cell table:style-name="ce106" table:formula="of:=[.J64]*[.K$1]" office:value-type="currency" office:currency="USD" office:value="614" calcext:value-type="currency">
            <text:p>$614.00</text:p>
          </table:table-cell>
          <table:table-cell table:style-name="ce41" table:formula="of:=[.H64]*[.$K$1]" office:value-type="float" office:value="2000" calcext:value-type="float">
            <text:p>2000</text:p>
          </table:table-cell>
          <table:table-cell table:style-name="ce41" office:value-type="float" office:value="2020" calcext:value-type="float">
            <text:p>2020</text:p>
          </table:table-cell>
          <table:table-cell table:style-name="ce120" table:formula="of:=[.M64]*[.I64]" office:value-type="float" office:value="620.14" calcext:value-type="float">
            <text:p>620.14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0.1" 2x8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2011E-0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869" calcext:value-type="currency">
            <text:p>$0.87</text:p>
          </table:table-cell>
          <table:table-cell table:style-name="ce106" table:formula="of:=[.I65]*[.H65]" office:value-type="currency" office:currency="USD" office:value="0.869" calcext:value-type="currency">
            <text:p>$0.87</text:p>
          </table:table-cell>
          <table:table-cell table:style-name="ce106" table:formula="of:=[.J65]*[.K$1]" office:value-type="currency" office:currency="USD" office:value="217.25" calcext:value-type="currency">
            <text:p>$217.25</text:p>
          </table:table-cell>
          <table:table-cell table:style-name="ce41" table:formula="of:=[.H65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5]*[.I65]" office:value-type="float" office:value="217.25" calcext:value-type="float">
            <text:p>217.25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20P Ribbon Header, RA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609-86130202113345E1LF-ND</text:p>
          </table:table-cell>
          <table:table-cell table:style-name="ce48" office:value-type="string" calcext:value-type="string">
            <text:p>lockin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696" calcext:value-type="currency">
            <text:p>$0.70</text:p>
          </table:table-cell>
          <table:table-cell table:style-name="ce106" table:formula="of:=[.I66]*[.H66]" office:value-type="currency" office:currency="USD" office:value="0.696" calcext:value-type="currency">
            <text:p>$0.70</text:p>
          </table:table-cell>
          <table:table-cell table:style-name="ce106" table:formula="of:=[.J66]*[.K$1]" office:value-type="currency" office:currency="USD" office:value="174" calcext:value-type="currency">
            <text:p>$174.00</text:p>
          </table:table-cell>
          <table:table-cell table:style-name="ce41" table:formula="of:=[.H66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6]*[.I66]" office:value-type="float" office:value="174" calcext:value-type="float">
            <text:p>174.00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20P Ribbon Header, Straight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9172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392" calcext:value-type="currency">
            <text:p>$0.39</text:p>
          </table:table-cell>
          <table:table-cell table:style-name="ce106" table:formula="of:=[.I67]*[.H67]" office:value-type="currency" office:currency="USD" office:value="0.392" calcext:value-type="currency">
            <text:p>$0.39</text:p>
          </table:table-cell>
          <table:table-cell table:style-name="ce106" table:formula="of:=[.J67]*[.K$1]" office:value-type="currency" office:currency="USD" office:value="98" calcext:value-type="currency">
            <text:p>$98.00</text:p>
          </table:table-cell>
          <table:table-cell table:style-name="ce41" table:formula="of:=[.H67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7]*[.I67]" office:value-type="float" office:value="98" calcext:value-type="float">
            <text:p>98.00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14P Ribbon Header, RA</text:p>
          </table:table-cell>
          <table:table-cell table:style-name="ce48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48" office:value-type="string" calcext:value-type="string">
            <text:p>lockin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493" calcext:value-type="currency">
            <text:p>$0.49</text:p>
          </table:table-cell>
          <table:table-cell table:style-name="ce106" table:formula="of:=[.I68]*[.H68]" office:value-type="currency" office:currency="USD" office:value="0.986" calcext:value-type="currency">
            <text:p>$0.99</text:p>
          </table:table-cell>
          <table:table-cell table:style-name="ce106" table:formula="of:=[.J68]*[.K$1]" office:value-type="currency" office:currency="USD" office:value="246.5" calcext:value-type="currency">
            <text:p>$246.50</text:p>
          </table:table-cell>
          <table:table-cell table:style-name="ce41" table:formula="of:=[.H68]*[.$K$1]" office:value-type="float" office:value="500" calcext:value-type="float">
            <text:p>500</text:p>
          </table:table-cell>
          <table:table-cell table:style-name="ce41" office:value-type="float" office:value="568" calcext:value-type="float">
            <text:p>568</text:p>
          </table:table-cell>
          <table:table-cell table:style-name="ce120" table:formula="of:=[.M68]*[.I68]" office:value-type="float" office:value="280.024" calcext:value-type="float">
            <text:p>280.02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LiDisplay 1x4 Head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057-CDR-04-GR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184" calcext:value-type="currency">
            <text:p>$0.18</text:p>
          </table:table-cell>
          <table:table-cell table:style-name="ce106" table:formula="of:=[.I69]*[.H69]" office:value-type="currency" office:currency="USD" office:value="0.184" calcext:value-type="currency">
            <text:p>$0.18</text:p>
          </table:table-cell>
          <table:table-cell table:style-name="ce106" table:formula="of:=[.J69]*[.K$1]" office:value-type="currency" office:currency="USD" office:value="46" calcext:value-type="currency">
            <text:p>$46.00</text:p>
          </table:table-cell>
          <table:table-cell table:style-name="ce41" table:formula="of:=[.H69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9]*[.I69]" office:value-type="float" office:value="46" calcext:value-type="float">
            <text:p>46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Cover Switch (Cherry)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text:p>MX1A-11NW</text:p>
          </table:table-cell>
          <table:table-cell table:style-name="ce48" office:value-type="string" calcext:value-type="string">
            <text:p>Cherry Black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8" calcext:value-type="currency">
            <text:p>$0.80</text:p>
          </table:table-cell>
          <table:table-cell table:style-name="ce106" table:formula="of:=[.I70]*[.H70]" office:value-type="currency" office:currency="USD" office:value="0.8" calcext:value-type="currency">
            <text:p>$0.80</text:p>
          </table:table-cell>
          <table:table-cell table:style-name="ce106" table:formula="of:=[.J70]*[.K$1]" office:value-type="currency" office:currency="USD" office:value="200" calcext:value-type="currency">
            <text:p>$200.00</text:p>
          </table:table-cell>
          <table:table-cell table:style-name="ce41" table:formula="of:=[.H70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70]*[.I70]" office:value-type="float" office:value="200" calcext:value-type="float">
            <text:p>200.00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Buzz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433-102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0.437+0.044" office:value-type="currency" office:currency="USD" office:value="0.481" calcext:value-type="currency">
            <text:p>$0.48</text:p>
          </table:table-cell>
          <table:table-cell table:style-name="ce106" table:formula="of:=[.I71]*[.H71]" office:value-type="currency" office:currency="USD" office:value="0.481" calcext:value-type="currency">
            <text:p>$0.48</text:p>
          </table:table-cell>
          <table:table-cell table:style-name="ce106" table:formula="of:=[.J71]*[.K$1]" office:value-type="currency" office:currency="USD" office:value="120.25" calcext:value-type="currency">
            <text:p>$120.25</text:p>
          </table:table-cell>
          <table:table-cell table:style-name="ce41" table:formula="of:=[.H71]*[.$K$1]" office:value-type="float" office:value="250" calcext:value-type="float">
            <text:p>250</text:p>
          </table:table-cell>
          <table:table-cell table:style-name="ce41" office:value-type="float" office:value="260" calcext:value-type="float">
            <text:p>260</text:p>
          </table:table-cell>
          <table:table-cell table:style-name="ce120" table:formula="of:=[.M71]*[.I71]" office:value-type="float" office:value="125.06" calcext:value-type="float">
            <text:p>125.06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8:.J71])+[.J55]" office:value-type="currency" office:currency="USD" office:value="181.94444" calcext:value-type="currency">
            <text:p>$181.94</text:p>
          </table:table-cell>
          <table:table-cell table:style-name="ce64" table:formula="of:=SUM([.K58:.K71])+[.K55]" office:value-type="currency" office:currency="USD" office:value="45486.11" calcext:value-type="currency">
            <text:p>$45,486.11</text:p>
          </table:table-cell>
          <table:table-cell table:style-name="ce3" table:number-columns-repeated="2"/>
          <table:table-cell table:style-name="ce80" table:formula="of:=SUM([.N58:.N71])+[.N55]" office:value-type="float" office:value="39178.2783" calcext:value-type="float">
            <text:p>39178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OnlineComponents</text:p>
            <text:p>Sager</text:p>
          </table:table-cell>
          <table:table-cell table:style-name="ce41" office:value-type="string" calcext:value-type="string">
            <text:p>MF60151VX-1000U-A99</text:p>
            <text:p>(find cheaper fan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5.44" calcext:value-type="currency">
            <text:p>$5.44</text:p>
          </table:table-cell>
          <table:table-cell table:style-name="ce106" table:formula="of:=[.I75]*[.H75]" office:value-type="currency" office:currency="USD" office:value="16.32" calcext:value-type="currency">
            <text:p>$16.32</text:p>
          </table:table-cell>
          <table:table-cell table:style-name="ce106" table:formula="of:=[.J75]*[.K$1]" office:value-type="currency" office:currency="USD" office:value="4080" calcext:value-type="currency">
            <text:p>$4,080.00</text:p>
          </table:table-cell>
          <table:table-cell table:style-name="ce41" table:formula="of:=[.H75]*[.$K$1]" office:value-type="float" office:value="750" calcext:value-type="float">
            <text:p>750</text:p>
          </table:table-cell>
          <table:table-cell table:style-name="ce41" office:value-type="float" office:value="330" calcext:value-type="float">
            <text:p>330</text:p>
          </table:table-cell>
          <table:table-cell table:style-name="ce120" table:formula="of:=[.M75]*[.I75]" office:value-type="float" office:value="1795.2" calcext:value-type="float">
            <text:p>1795.20</text:p>
          </table:table-cell>
          <table:table-cell table:formula="of:=IF(MAX(0;([.L75]-[.M75]));MAX(0;([.L75]-[.M75]));&quot; &quot;)" office:value-type="float" office:value="420" calcext:value-type="float">
            <text:p>42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Battery temp sensor</text:p>
          </table:table-cell>
          <table:table-cell table:style-name="ce41" office:value-type="string" calcext:value-type="string">
            <text:p>Digikey</text:p>
          </table:table-cell>
          <table:table-cell table:style-name="ce41" office:value-type="string" calcext:value-type="string">
            <text:p>900-2138651635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2.517" calcext:value-type="currency">
            <text:p>$2.52</text:p>
          </table:table-cell>
          <table:table-cell table:style-name="ce106" table:formula="of:=[.I76]*[.H76]" office:value-type="currency" office:currency="USD" office:value="7.551" calcext:value-type="currency">
            <text:p>$7.55</text:p>
          </table:table-cell>
          <table:table-cell table:style-name="ce106" table:formula="of:=[.J76]*[.K$1]" office:value-type="currency" office:currency="USD" office:value="1887.75" calcext:value-type="currency">
            <text:p>$1,887.75</text:p>
          </table:table-cell>
          <table:table-cell table:style-name="ce41" table:formula="of:=[.H76]*[.$K$1]" office:value-type="float" office:value="750" calcext:value-type="float">
            <text:p>750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76]*[.I76]" office:value-type="float" office:value="2013.6" calcext:value-type="float">
            <text:p>2013.60</text:p>
          </table:table-cell>
          <table:table-cell table:formula="of:=IF(MAX(0;([.L76]-[.M76]));MAX(0;([.L76]-[.M76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644" calcext:value-type="float">
            <text:p>1644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Fuse AC &amp; 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0ADKC4000-BE</text:p>
            <text:p>0ADKC6300-BE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table:formula="of:=0.88" office:value-type="currency" office:currency="USD" office:value="0.88" calcext:value-type="currency">
            <text:p>$0.88</text:p>
          </table:table-cell>
          <table:table-cell table:style-name="ce106" table:formula="of:=[.I77]*[.H77]" office:value-type="currency" office:currency="USD" office:value="1.76" calcext:value-type="currency">
            <text:p>$1.76</text:p>
          </table:table-cell>
          <table:table-cell table:style-name="ce106" table:formula="of:=[.J77]*[.K$1]" office:value-type="currency" office:currency="USD" office:value="440" calcext:value-type="currency">
            <text:p>$440.00</text:p>
          </table:table-cell>
          <table:table-cell table:style-name="ce41" table:formula="of:=[.H77]*[.$K$1]" office:value-type="float" office:value="500" calcext:value-type="float">
            <text:p>500</text:p>
          </table:table-cell>
          <table:table-cell table:style-name="ce41" office:value-type="float" office:value="686" calcext:value-type="float">
            <text:p>686</text:p>
          </table:table-cell>
          <table:table-cell table:style-name="ce120" table:formula="of:=[.M77]*[.I77]" office:value-type="float" office:value="603.68" calcext:value-type="float">
            <text:p>603.68</text:p>
          </table:table-cell>
          <table:table-cell table:formula="of:=IF(MAX(0;([.L77]-[.M77]));MAX(0;([.L77]-[.M7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IEC cord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Q106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3.94+0.394" office:value-type="currency" office:currency="USD" office:value="4.334" calcext:value-type="currency">
            <text:p>$4.33</text:p>
          </table:table-cell>
          <table:table-cell table:style-name="ce106" table:formula="of:=[.I78]*[.H78]" office:value-type="currency" office:currency="USD" office:value="4.334" calcext:value-type="currency">
            <text:p>$4.33</text:p>
          </table:table-cell>
          <table:table-cell table:style-name="ce106" table:formula="of:=[.J78]*[.K$1]" office:value-type="currency" office:currency="USD" office:value="1083.5" calcext:value-type="currency">
            <text:p>$1,083.50</text:p>
          </table:table-cell>
          <table:table-cell table:style-name="ce41" table:formula="of:=[.H78]*[.$K$1]" office:value-type="float" office:value="250" calcext:value-type="float">
            <text:p>250</text:p>
          </table:table-cell>
          <table:table-cell table:style-name="ce41" office:value-type="float" office:value="128" calcext:value-type="float">
            <text:p>128</text:p>
          </table:table-cell>
          <table:table-cell table:style-name="ce120" table:formula="of:=[.M78]*[.I78]" office:value-type="float" office:value="554.752" calcext:value-type="float">
            <text:p>554.75</text:p>
          </table:table-cell>
          <table:table-cell table:formula="of:=IF(MAX(0;([.L78]-[.M78]));MAX(0;([.L78]-[.M78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USB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AE1061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2.236+0.224" office:value-type="currency" office:currency="USD" office:value="2.46" calcext:value-type="currency">
            <text:p>$2.46</text:p>
          </table:table-cell>
          <table:table-cell table:style-name="ce106" table:formula="of:=[.I79]*[.H79]" office:value-type="currency" office:currency="USD" office:value="2.46" calcext:value-type="currency">
            <text:p>$2.46</text:p>
          </table:table-cell>
          <table:table-cell table:style-name="ce106" table:formula="of:=[.J79]*[.K$1]" office:value-type="currency" office:currency="USD" office:value="615" calcext:value-type="currency">
            <text:p>$615.00</text:p>
          </table:table-cell>
          <table:table-cell table:style-name="ce41" table:formula="of:=[.H79]*[.$K$1]" office:value-type="float" office:value="250" calcext:value-type="float">
            <text:p>25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79]*[.I79]" office:value-type="float" office:value="246" calcext:value-type="float">
            <text:p>246.00</text:p>
          </table:table-cell>
          <table:table-cell table:formula="of:=IF(MAX(0;([.L79]-[.M79]));MAX(0;([.L79]-[.M79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9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Digikey</text:p>
            <text:p>chip1stop</text:p>
          </table:table-cell>
          <table:table-cell table:style-name="ce41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  <text:p><text:span text:style-name="T4">HLG-480H-C2100B</text:span></text:p>
            <text:p><text:span text:style-name="T4">HLG-320H-C1400B</text:span></text:p>
            <text:p><text:span text:style-name="T4">HVGC-1000A-M-AB (4.2A)(240Vin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34.31" calcext:value-type="currency">
            <text:p>$34.31</text:p>
          </table:table-cell>
          <table:table-cell table:style-name="ce106" table:formula="of:=[.I80]*[.H80]" office:value-type="currency" office:currency="USD" office:value="34.31" calcext:value-type="currency">
            <text:p>$34.31</text:p>
          </table:table-cell>
          <table:table-cell table:style-name="ce106" table:formula="of:=[.J80]*[.K$1]" office:value-type="currency" office:currency="USD" office:value="8577.5" calcext:value-type="currency">
            <text:p>$8,577.50</text:p>
          </table:table-cell>
          <table:table-cell table:style-name="ce41" table:formula="of:=[.H80]*[.$K$1]" office:value-type="float" office:value="250" calcext:value-type="float">
            <text:p>250</text:p>
          </table:table-cell>
          <table:table-cell table:style-name="ce41" office:value-type="float" office:value="117" calcext:value-type="float">
            <text:p>117</text:p>
          </table:table-cell>
          <table:table-cell table:style-name="ce120" table:formula="of:=[.M80]*[.I80]" office:value-type="float" office:value="4014.27" calcext:value-type="float">
            <text:p>4014.27</text:p>
          </table:table-cell>
          <table:table-cell table:formula="of:=IF(MAX(0;([.L80]-[.M80]));MAX(0;([.L80]-[.M80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xisting now $66.38!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85" calcext:value-type="currency">
            <text:p>$0.85</text:p>
          </table:table-cell>
          <table:table-cell table:style-name="ce106" table:formula="of:=[.I81]*[.H81]" office:value-type="currency" office:currency="USD" office:value="1.7" calcext:value-type="currency">
            <text:p>$1.70</text:p>
          </table:table-cell>
          <table:table-cell table:style-name="ce106" table:formula="of:=[.J81]*[.K$1]" office:value-type="currency" office:currency="USD" office:value="425" calcext:value-type="currency">
            <text:p>$425.00</text:p>
          </table:table-cell>
          <table:table-cell table:style-name="ce41" table:formula="of:=[.H81]*[.$K$1]" office:value-type="float" office:value="500" calcext:value-type="float">
            <text:p>50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81]*[.I81]" office:value-type="float" office:value="212.5" calcext:value-type="float">
            <text:p>212.50</text:p>
          </table:table-cell>
          <table:table-cell table:formula="of:=IF(MAX(0;([.L81]-[.M81]));MAX(0;([.L81]-[.M81]));&quot; &quot;)" office:value-type="float" office:value="250" calcext:value-type="float">
            <text:p>250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RED/BLU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14" calcext:value-type="currency">
            <text:p>$1.14</text:p>
          </table:table-cell>
          <table:table-cell table:style-name="ce106" table:formula="of:=[.I82]*[.H82]" office:value-type="currency" office:currency="USD" office:value="1.14" calcext:value-type="currency">
            <text:p>$1.14</text:p>
          </table:table-cell>
          <table:table-cell table:style-name="ce106" table:formula="of:=[.J82]*[.K$1]" office:value-type="currency" office:currency="USD" office:value="285" calcext:value-type="currency">
            <text:p>$285.00</text:p>
          </table:table-cell>
          <table:table-cell table:style-name="ce41" table:formula="of:=[.H82]*[.$K$1]" office:value-type="float" office:value="250" calcext:value-type="float">
            <text:p>250</text:p>
          </table:table-cell>
          <table:table-cell table:style-name="ce41" office:value-type="float" office:value="125" calcext:value-type="float">
            <text:p>125</text:p>
          </table:table-cell>
          <table:table-cell table:style-name="ce120" table:formula="of:=[.M82]*[.I82]" office:value-type="float" office:value="142.5" calcext:value-type="float">
            <text:p>142.50</text:p>
          </table:table-cell>
          <table:table-cell table:formula="of:=IF(MAX(0;([.L82]-[.M82]));MAX(0;([.L82]-[.M82]));&quot; &quot;)" office:value-type="float" office:value="125" calcext:value-type="float">
            <text:p>125</text:p>
          </table:table-cell>
          <table:table-cell table:style-name="ce41" office:value-type="string" calcext:value-type="string">
            <text:p>100 (powerwerx)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BLK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08" calcext:value-type="currency">
            <text:p>$1.08</text:p>
          </table:table-cell>
          <table:table-cell table:style-name="ce106" table:formula="of:=[.I83]*[.H83]" office:value-type="currency" office:currency="USD" office:value="1.08" calcext:value-type="currency">
            <text:p>$1.08</text:p>
          </table:table-cell>
          <table:table-cell table:style-name="ce106" table:formula="of:=[.J83]*[.K$1]" office:value-type="currency" office:currency="USD" office:value="270" calcext:value-type="currency">
            <text:p>$270.00</text:p>
          </table:table-cell>
          <table:table-cell table:style-name="ce41" table:formula="of:=[.H83]*[.$K$1]" office:value-type="float" office:value="250" calcext:value-type="float">
            <text:p>250</text:p>
          </table:table-cell>
          <table:table-cell table:style-name="ce41" office:value-type="float" office:value="75" calcext:value-type="float">
            <text:p>75</text:p>
          </table:table-cell>
          <table:table-cell table:style-name="ce120" table:formula="of:=[.M83]*[.I83]" office:value-type="float" office:value="81" calcext:value-type="float">
            <text:p>81.00</text:p>
          </table:table-cell>
          <table:table-cell table:formula="of:=IF(MAX(0;([.L83]-[.M83]));MAX(0;([.L83]-[.M83]));&quot; &quot;)" office:value-type="float" office:value="175" calcext:value-type="float">
            <text:p>175</text:p>
          </table:table-cell>
          <table:table-cell table:style-name="ce41" office:value-type="string" calcext:value-type="string">
            <text:p>100 (powerwerx)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15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0" calcext:value-type="float">
            <text:p>10</text:p>
          </table:table-cell>
          <table:table-cell table:style-name="ce106" office:value-type="currency" office:currency="USD" office:value="0.15" calcext:value-type="currency">
            <text:p>$0.15</text:p>
          </table:table-cell>
          <table:table-cell table:style-name="ce106" table:formula="of:=[.I84]*[.H84]" office:value-type="currency" office:currency="USD" office:value="1.5" calcext:value-type="currency">
            <text:p>$1.50</text:p>
          </table:table-cell>
          <table:table-cell table:style-name="ce106" table:formula="of:=[.J84]*[.K$1]" office:value-type="currency" office:currency="USD" office:value="375" calcext:value-type="currency">
            <text:p>$375.00</text:p>
          </table:table-cell>
          <table:table-cell table:style-name="ce41" table:formula="of:=[.H84]*[.$K$1]" office:value-type="float" office:value="2500" calcext:value-type="float">
            <text:p>2500</text:p>
          </table:table-cell>
          <table:table-cell table:style-name="ce41" office:value-type="float" office:value="2600" calcext:value-type="float">
            <text:p>2600</text:p>
          </table:table-cell>
          <table:table-cell table:style-name="ce120" table:formula="of:=[.M84]*[.I84]" office:value-type="float" office:value="390" calcext:value-type="float">
            <text:p>390.0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30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7" calcext:value-type="currency">
            <text:p>$0.17</text:p>
          </table:table-cell>
          <table:table-cell table:style-name="ce106" table:formula="of:=[.I85]*[.H85]" office:value-type="currency" office:currency="USD" office:value="0.34" calcext:value-type="currency">
            <text:p>$0.34</text:p>
          </table:table-cell>
          <table:table-cell table:style-name="ce106" table:formula="of:=[.J85]*[.K$1]" office:value-type="currency" office:currency="USD" office:value="85" calcext:value-type="currency">
            <text:p>$85.00</text:p>
          </table:table-cell>
          <table:table-cell table:style-name="ce41" table:formula="of:=[.H85]*[.$K$1]" office:value-type="float" office:value="500" calcext:value-type="float">
            <text:p>500</text:p>
          </table:table-cell>
          <table:table-cell table:style-name="ce41" office:value-type="float" office:value="560" calcext:value-type="float">
            <text:p>560</text:p>
          </table:table-cell>
          <table:table-cell table:style-name="ce120" table:formula="of:=[.M85]*[.I85]" office:value-type="float" office:value="95.2" calcext:value-type="float">
            <text:p>95.20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GRN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1" calcext:value-type="currency">
            <text:p>$0.31</text:p>
          </table:table-cell>
          <table:table-cell table:style-name="ce106" table:formula="of:=[.I86]*[.H86]" office:value-type="currency" office:currency="USD" office:value="0.62" calcext:value-type="currency">
            <text:p>$0.62</text:p>
          </table:table-cell>
          <table:table-cell table:style-name="ce106" table:formula="of:=[.J86]*[.K$1]" office:value-type="currency" office:currency="USD" office:value="155" calcext:value-type="currency">
            <text:p>$155.00</text:p>
          </table:table-cell>
          <table:table-cell table:style-name="ce41" table:formula="of:=[.H86]*[.$K$1]" office:value-type="float" office:value="500" calcext:value-type="float">
            <text:p>500</text:p>
          </table:table-cell>
          <table:table-cell table:style-name="ce41" office:value-type="float" office:value="540" calcext:value-type="float">
            <text:p>540</text:p>
          </table:table-cell>
          <table:table-cell table:style-name="ce120" table:formula="of:=[.M86]*[.I86]" office:value-type="float" office:value="167.4" calcext:value-type="float">
            <text:p>167.4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WH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9" calcext:value-type="currency">
            <text:p>$0.29</text:p>
          </table:table-cell>
          <table:table-cell table:style-name="ce106" table:formula="of:=[.I87]*[.H87]" office:value-type="currency" office:currency="USD" office:value="1.16" calcext:value-type="currency">
            <text:p>$1.16</text:p>
          </table:table-cell>
          <table:table-cell table:style-name="ce106" table:formula="of:=[.J87]*[.K$1]" office:value-type="currency" office:currency="USD" office:value="290" calcext:value-type="currency">
            <text:p>$290.00</text:p>
          </table:table-cell>
          <table:table-cell table:style-name="ce41" table:formula="of:=[.H87]*[.$K$1]" office:value-type="float" office:value="1000" calcext:value-type="float">
            <text:p>1000</text:p>
          </table:table-cell>
          <table:table-cell table:style-name="ce41" office:value-type="float" office:value="1010" calcext:value-type="float">
            <text:p>1010</text:p>
          </table:table-cell>
          <table:table-cell table:style-name="ce120" table:formula="of:=[.M87]*[.I87]" office:value-type="float" office:value="292.9" calcext:value-type="float">
            <text:p>292.9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BLK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9" calcext:value-type="currency">
            <text:p>$0.39</text:p>
          </table:table-cell>
          <table:table-cell table:style-name="ce106" table:formula="of:=[.I88]*[.H88]" office:value-type="currency" office:currency="USD" office:value="0.78" calcext:value-type="currency">
            <text:p>$0.78</text:p>
          </table:table-cell>
          <table:table-cell table:style-name="ce106" table:formula="of:=[.J88]*[.K$1]" office:value-type="currency" office:currency="USD" office:value="195" calcext:value-type="currency">
            <text:p>$195.00</text:p>
          </table:table-cell>
          <table:table-cell table:style-name="ce41" table:formula="of:=[.H88]*[.$K$1]" office:value-type="float" office:value="500" calcext:value-type="float">
            <text:p>500</text:p>
          </table:table-cell>
          <table:table-cell table:style-name="ce41" office:value-type="float" office:value="540" calcext:value-type="float">
            <text:p>540</text:p>
          </table:table-cell>
          <table:table-cell table:style-name="ce120" table:formula="of:=[.M88]*[.I88]" office:value-type="float" office:value="210.6" calcext:value-type="float">
            <text:p>210.6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ORG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3" calcext:value-type="currency">
            <text:p>$0.23</text:p>
          </table:table-cell>
          <table:table-cell table:style-name="ce106" table:formula="of:=[.I89]*[.H89]" office:value-type="currency" office:currency="USD" office:value="0.92" calcext:value-type="currency">
            <text:p>$0.92</text:p>
          </table:table-cell>
          <table:table-cell table:style-name="ce106" table:formula="of:=[.J89]*[.K$1]" office:value-type="currency" office:currency="USD" office:value="230" calcext:value-type="currency">
            <text:p>$230.00</text:p>
          </table:table-cell>
          <table:table-cell table:style-name="ce41" table:formula="of:=[.H89]*[.$K$1]" office:value-type="float" office:value="1000" calcext:value-type="float">
            <text:p>1000</text:p>
          </table:table-cell>
          <table:table-cell table:style-name="ce41" office:value-type="float" office:value="1010" calcext:value-type="float">
            <text:p>1010</text:p>
          </table:table-cell>
          <table:table-cell table:style-name="ce120" table:formula="of:=[.M89]*[.I89]" office:value-type="float" office:value="232.3" calcext:value-type="float">
            <text:p>232.3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Arduino Mega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Clone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6.79" calcext:value-type="currency">
            <text:p>$16.79</text:p>
          </table:table-cell>
          <table:table-cell table:style-name="ce106" table:formula="of:=[.I90]*[.H90]" office:value-type="currency" office:currency="USD" office:value="16.79" calcext:value-type="currency">
            <text:p>$16.79</text:p>
          </table:table-cell>
          <table:table-cell table:style-name="ce106" table:formula="of:=[.J90]*[.K$1]" office:value-type="currency" office:currency="USD" office:value="4197.5" calcext:value-type="currency">
            <text:p>$4,197.50</text:p>
          </table:table-cell>
          <table:table-cell table:style-name="ce41" table:formula="of:=[.H90]*[.$K$1]" office:value-type="float" office:value="250" calcext:value-type="float">
            <text:p>250</text:p>
          </table:table-cell>
          <table:table-cell table:style-name="ce41" office:value-type="float" office:value="101" calcext:value-type="float">
            <text:p>101</text:p>
          </table:table-cell>
          <table:table-cell table:style-name="ce120" table:formula="of:=[.M90]*[.I90]" office:value-type="float" office:value="1695.79" calcext:value-type="float">
            <text:p>1695.79</text:p>
          </table:table-cell>
          <table:table-cell table:formula="of:=IF(MAX(0;([.L90]-[.M90]));MAX(0;([.L90]-[.M90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6x1 Nut (Battery)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7400A1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18" calcext:value-type="currency">
            <text:p>$0.18</text:p>
          </table:table-cell>
          <table:table-cell table:style-name="ce106" table:formula="of:=[.I91]*[.H91]" office:value-type="currency" office:currency="USD" office:value="1.08" calcext:value-type="currency">
            <text:p>$1.08</text:p>
          </table:table-cell>
          <table:table-cell table:style-name="ce106" table:formula="of:=[.J91]*[.K$1]" office:value-type="currency" office:currency="USD" office:value="270" calcext:value-type="currency">
            <text:p>$270.00</text:p>
          </table:table-cell>
          <table:table-cell table:style-name="ce41" table:formula="of:=[.H91]*[.$K$1]" office:value-type="float" office:value="1500" calcext:value-type="float">
            <text:p>1500</text:p>
          </table:table-cell>
          <table:table-cell table:style-name="ce41" office:value-type="float" office:value="600" calcext:value-type="float">
            <text:p>600</text:p>
          </table:table-cell>
          <table:table-cell table:style-name="ce120" table:formula="of:=[.M91]*[.I91]" office:value-type="float" office:value="108" calcext:value-type="float">
            <text:p>108.00</text:p>
          </table:table-cell>
          <table:table-cell table:formula="of:=IF(MAX(0;([.L91]-[.M91]));MAX(0;([.L91]-[.M91]));&quot; &quot;)" office:value-type="float" office:value="900" calcext:value-type="float">
            <text:p>9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 Washer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8689A11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072" calcext:value-type="currency">
            <text:p>$0.07</text:p>
          </table:table-cell>
          <table:table-cell table:style-name="ce106" table:formula="of:=[.I92]*[.H92]" office:value-type="currency" office:currency="USD" office:value="0.432" calcext:value-type="currency">
            <text:p>$0.43</text:p>
          </table:table-cell>
          <table:table-cell table:style-name="ce106" table:formula="of:=[.J92]*[.K$1]" office:value-type="currency" office:currency="USD" office:value="108" calcext:value-type="currency">
            <text:p>$108.00</text:p>
          </table:table-cell>
          <table:table-cell table:style-name="ce41" table:formula="of:=[.H92]*[.$K$1]" office:value-type="float" office:value="1500" calcext:value-type="float">
            <text:p>1500</text:p>
          </table:table-cell>
          <table:table-cell table:style-name="ce41" office:value-type="float" office:value="650" calcext:value-type="float">
            <text:p>650</text:p>
          </table:table-cell>
          <table:table-cell table:style-name="ce120" table:formula="of:=[.M92]*[.I92]" office:value-type="float" office:value="46.8" calcext:value-type="float">
            <text:p>46.80</text:p>
          </table:table-cell>
          <table:table-cell table:formula="of:=IF(MAX(0;([.L92]-[.M92]));MAX(0;([.L92]-[.M92]));&quot; &quot;)" office:value-type="float" office:value="850" calcext:value-type="float">
            <text:p>8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x40 Standoff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1.4" calcext:value-type="currency">
            <text:p>$1.40</text:p>
          </table:table-cell>
          <table:table-cell table:style-name="ce106" table:formula="of:=[.I93]*[.H93]" office:value-type="currency" office:currency="USD" office:value="2.8" calcext:value-type="currency">
            <text:p>$2.80</text:p>
          </table:table-cell>
          <table:table-cell table:style-name="ce106" table:formula="of:=[.J93]*[.K$1]" office:value-type="currency" office:currency="USD" office:value="700" calcext:value-type="currency">
            <text:p>$700.00</text:p>
          </table:table-cell>
          <table:table-cell table:style-name="ce41" table:formula="of:=[.H93]*[.$K$1]" office:value-type="float" office:value="500" calcext:value-type="float">
            <text:p>500</text:p>
          </table:table-cell>
          <table:table-cell table:style-name="ce41" office:value-type="float" office:value="170" calcext:value-type="float">
            <text:p>170</text:p>
          </table:table-cell>
          <table:table-cell table:style-name="ce120" table:formula="of:=[.M93]*[.I93]" office:value-type="float" office:value="238" calcext:value-type="float">
            <text:p>238.00</text:p>
          </table:table-cell>
          <table:table-cell table:formula="of:=IF(MAX(0;([.L93]-[.M93]));MAX(0;([.L93]-[.M93]));&quot; &quot;)" office:value-type="float" office:value="330" calcext:value-type="float">
            <text:p>33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 Nu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591A16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" calcext:value-type="currency">
            <text:p>$0.20</text:p>
          </table:table-cell>
          <table:table-cell table:style-name="ce106" table:formula="of:=[.I94]*[.H94]" office:value-type="currency" office:currency="USD" office:value="0.8" calcext:value-type="currency">
            <text:p>$0.80</text:p>
          </table:table-cell>
          <table:table-cell table:style-name="ce106" table:formula="of:=[.J94]*[.K$1]" office:value-type="currency" office:currency="USD" office:value="200" calcext:value-type="currency">
            <text:p>$200.00</text:p>
          </table:table-cell>
          <table:table-cell table:style-name="ce41" table:formula="of:=[.H94]*[.$K$1]" office:value-type="float" office:value="1000" calcext:value-type="float">
            <text:p>1000</text:p>
          </table:table-cell>
          <table:table-cell table:style-name="ce41" office:value-type="float" office:value="350" calcext:value-type="float">
            <text:p>350</text:p>
          </table:table-cell>
          <table:table-cell table:style-name="ce120" table:formula="of:=[.M94]*[.I94]" office:value-type="float" office:value="70" calcext:value-type="float">
            <text:p>70.00</text:p>
          </table:table-cell>
          <table:table-cell table:formula="of:=IF(MAX(0;([.L94]-[.M94]));MAX(0;([.L94]-[.M94]));&quot; &quot;)" office:value-type="float" office:value="650" calcext:value-type="float">
            <text:p>6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x12 mm Bol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1280A524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6" calcext:value-type="currency">
            <text:p>$0.36</text:p>
          </table:table-cell>
          <table:table-cell table:style-name="ce106" table:formula="of:=[.I95]*[.H95]" office:value-type="currency" office:currency="USD" office:value="0.72" calcext:value-type="currency">
            <text:p>$0.72</text:p>
          </table:table-cell>
          <table:table-cell table:style-name="ce106" table:formula="of:=[.J95]*[.K$1]" office:value-type="currency" office:currency="USD" office:value="180" calcext:value-type="currency">
            <text:p>$180.00</text:p>
          </table:table-cell>
          <table:table-cell table:style-name="ce41" table:formula="of:=[.H95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95]*[.I95]" office:value-type="float" office:value="180" calcext:value-type="float">
            <text:p>180.00</text:p>
          </table:table-cell>
          <table:table-cell table:formula="of:=IF(MAX(0;([.L95]-[.M95]));MAX(0;([.L95]-[.M95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office:annotation draw:style-name="gr6" draw:text-style-name="P2" svg:width="1.711in" svg:height="0.9701in" svg:x="3.0394in" svg:y="24.0551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380A347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06" table:formula="of:=[.I96]*[.H96]" office:value-type="currency" office:currency="USD" office:value="0.201" calcext:value-type="currency">
            <text:p>$0.20</text:p>
          </table:table-cell>
          <table:table-cell table:style-name="ce106" table:formula="of:=[.J96]*[.K$1]" office:value-type="currency" office:currency="USD" office:value="50.25" calcext:value-type="currency">
            <text:p>$50.25</text:p>
          </table:table-cell>
          <table:table-cell table:style-name="ce41" table:formula="of:=[.H96]*[.$K$1]" office:value-type="float" office:value="750" calcext:value-type="float">
            <text:p>750</text:p>
          </table:table-cell>
          <table:table-cell table:style-name="ce41" office:value-type="float" office:value="600" calcext:value-type="float">
            <text:p>600</text:p>
          </table:table-cell>
          <table:table-cell table:style-name="ce120" table:formula="of:=[.M96]*[.I96]" office:value-type="float" office:value="40.2" calcext:value-type="float">
            <text:p>40.20</text:p>
          </table:table-cell>
          <table:table-cell table:formula="of:=IF(MAX(0;([.L96]-[.M96]));MAX(0;([.L96]-[.M96]));&quot; &quot;)" office:value-type="float" office:value="150" calcext:value-type="float">
            <text:p>1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-0.7x10 button head bolt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 office:value-type="string" calcext:value-type="string">
            <text:p>Cover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9" calcext:value-type="float">
            <text:p>9</text:p>
          </table:table-cell>
          <table:table-cell table:style-name="ce106" office:value-type="currency" office:currency="USD" office:value="0.0899" calcext:value-type="currency">
            <text:p>$0.09</text:p>
          </table:table-cell>
          <table:table-cell table:style-name="ce106" table:formula="of:=[.I97]*[.H97]" office:value-type="currency" office:currency="USD" office:value="0.8091" calcext:value-type="currency">
            <text:p>$0.81</text:p>
          </table:table-cell>
          <table:table-cell table:style-name="ce106" table:formula="of:=[.J97]*[.K$1]" office:value-type="currency" office:currency="USD" office:value="202.275" calcext:value-type="currency">
            <text:p>$202.28</text:p>
          </table:table-cell>
          <table:table-cell table:style-name="ce41" table:formula="of:=[.H97]*[.$K$1]" office:value-type="float" office:value="2250" calcext:value-type="float">
            <text:p>2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120" table:formula="of:=[.M97]*[.I97]" office:value-type="float" office:value="134.85" calcext:value-type="float">
            <text:p>134.85</text:p>
          </table:table-cell>
          <table:table-cell table:formula="of:=IF(MAX(0;([.L97]-[.M97]));MAX(0;([.L97]-[.M97]));&quot; &quot;)" office:value-type="float" office:value="750" calcext:value-type="float">
            <text:p>7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-0.7x25 button head bolt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 office:value-type="string" calcext:value-type="string">
            <text:p>Fans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1049" calcext:value-type="currency">
            <text:p>$0.10</text:p>
          </table:table-cell>
          <table:table-cell table:style-name="ce106" table:formula="of:=[.I98]*[.H98]" office:value-type="currency" office:currency="USD" office:value="1.2588" calcext:value-type="currency">
            <text:p>$1.26</text:p>
          </table:table-cell>
          <table:table-cell table:style-name="ce106" table:formula="of:=[.J98]*[.K$1]" office:value-type="currency" office:currency="USD" office:value="314.7" calcext:value-type="currency">
            <text:p>$314.70</text:p>
          </table:table-cell>
          <table:table-cell table:style-name="ce41" table:formula="of:=[.H98]*[.$K$1]" office:value-type="float" office:value="3000" calcext:value-type="float">
            <text:p>3000</text:p>
          </table:table-cell>
          <table:table-cell table:style-name="ce41" office:value-type="float" office:value="1600" calcext:value-type="float">
            <text:p>1600</text:p>
          </table:table-cell>
          <table:table-cell table:style-name="ce120" table:formula="of:=[.M98]*[.I98]" office:value-type="float" office:value="167.84" calcext:value-type="float">
            <text:p>167.84</text:p>
          </table:table-cell>
          <table:table-cell table:formula="of:=IF(MAX(0;([.L98]-[.M98]));MAX(0;([.L98]-[.M98]));&quot; &quot;)" office:value-type="float" office:value="1400" calcext:value-type="float">
            <text:p>14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washer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3475A230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025" calcext:value-type="currency">
            <text:p>$0.03</text:p>
          </table:table-cell>
          <table:table-cell table:style-name="ce106" table:formula="of:=[.I99]*[.H99]" office:value-type="currency" office:currency="USD" office:value="0.3" calcext:value-type="currency">
            <text:p>$0.30</text:p>
          </table:table-cell>
          <table:table-cell table:style-name="ce106" table:formula="of:=[.J99]*[.K$1]" office:value-type="currency" office:currency="USD" office:value="75" calcext:value-type="currency">
            <text:p>$75.00</text:p>
          </table:table-cell>
          <table:table-cell table:style-name="ce41" table:formula="of:=[.H99]*[.$K$1]" office:value-type="float" office:value="3000" calcext:value-type="float">
            <text:p>3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99]*[.I99]" office:value-type="float" office:value="25" calcext:value-type="float">
            <text:p>25.00</text:p>
          </table:table-cell>
          <table:table-cell table:formula="of:=IF(MAX(0;([.L99]-[.M99]));MAX(0;([.L99]-[.M99]));&quot; &quot;)" office:value-type="float" office:value="2000" calcext:value-type="float">
            <text:p>20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Plastic M4 Washer (RED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PC3441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079" calcext:value-type="currency">
            <text:p>$0.08</text:p>
          </table:table-cell>
          <table:table-cell table:style-name="ce106" table:formula="of:=[.I100]*[.H100]" office:value-type="currency" office:currency="USD" office:value="0.948" calcext:value-type="currency">
            <text:p>$0.95</text:p>
          </table:table-cell>
          <table:table-cell table:style-name="ce106" table:formula="of:=[.J100]*[.K$1]" office:value-type="currency" office:currency="USD" office:value="237" calcext:value-type="currency">
            <text:p>$237.00</text:p>
          </table:table-cell>
          <table:table-cell table:style-name="ce41" table:formula="of:=[.H100]*[.$K$1]" office:value-type="float" office:value="3000" calcext:value-type="float">
            <text:p>3000</text:p>
          </table:table-cell>
          <table:table-cell table:style-name="ce41" office:value-type="float" office:value="6431" calcext:value-type="float">
            <text:p>6431</text:p>
          </table:table-cell>
          <table:table-cell table:style-name="ce120" table:formula="of:=[.M100]*[.I100]" office:value-type="float" office:value="508.049" calcext:value-type="float">
            <text:p>508.05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Lock Nu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576A103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7" calcext:value-type="float">
            <text:p>7</text:p>
          </table:table-cell>
          <table:table-cell table:style-name="ce106" office:value-type="currency" office:currency="USD" office:value="0.05" calcext:value-type="currency">
            <text:p>$0.05</text:p>
          </table:table-cell>
          <table:table-cell table:style-name="ce106" table:formula="of:=[.I101]*[.H101]" office:value-type="currency" office:currency="USD" office:value="0.35" calcext:value-type="currency">
            <text:p>$0.35</text:p>
          </table:table-cell>
          <table:table-cell table:style-name="ce106" table:formula="of:=[.J101]*[.K$1]" office:value-type="currency" office:currency="USD" office:value="87.5" calcext:value-type="currency">
            <text:p>$87.50</text:p>
          </table:table-cell>
          <table:table-cell table:style-name="ce41" table:formula="of:=[.H101]*[.$K$1]" office:value-type="float" office:value="1750" calcext:value-type="float">
            <text:p>1750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01]*[.I101]" office:value-type="float" office:value="40" calcext:value-type="float">
            <text:p>40.00</text:p>
          </table:table-cell>
          <table:table-cell table:formula="of:=IF(MAX(0;([.L101]-[.M101]));MAX(0;([.L101]-[.M101]));&quot; &quot;)" office:value-type="float" office:value="950" calcext:value-type="float">
            <text:p>9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T-slot Nut</text:p>
          </table:table-cell>
          <table:table-cell table:style-name="ce48" office:value-type="string" calcext:value-type="string">
            <text:p>Fairway Fasteners</text:p>
          </table:table-cell>
          <table:table-cell table:style-name="ce41" office:value-type="string" calcext:value-type="string">
            <text:p>JPPNM0401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table:formula="of:=14.68/100" office:value-type="currency" office:currency="USD" office:value="0.1468" calcext:value-type="currency">
            <text:p>$0.15</text:p>
          </table:table-cell>
          <table:table-cell table:style-name="ce106" table:formula="of:=[.I102]*[.H102]" office:value-type="currency" office:currency="USD" office:value="0.5872" calcext:value-type="currency">
            <text:p>$0.59</text:p>
          </table:table-cell>
          <table:table-cell table:style-name="ce106" table:formula="of:=[.J102]*[.K$1]" office:value-type="currency" office:currency="USD" office:value="146.8" calcext:value-type="currency">
            <text:p>$146.80</text:p>
          </table:table-cell>
          <table:table-cell table:style-name="ce41" table:formula="of:=[.H102]*[.$K$1]" office:value-type="float" office:value="1000" calcext:value-type="float">
            <text:p>1000</text:p>
          </table:table-cell>
          <table:table-cell table:style-name="ce41" office:value-type="float" office:value="1120" calcext:value-type="float">
            <text:p>1120</text:p>
          </table:table-cell>
          <table:table-cell table:style-name="ce120" table:formula="of:=[.M102]*[.I102]" office:value-type="float" office:value="164.416" calcext:value-type="float">
            <text:p>164.42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Standoff</text:p>
          </table:table-cell>
          <table:table-cell table:style-name="ce41" office:value-type="string" calcext:value-type="string">
            <text:p>M4-0.7x25 Cover Switch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1543-ND</text:p>
          </table:table-cell>
          <table:table-cell table:style-name="ce48" office:value-type="string" calcext:value-type="string">
            <text:p>25mm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51" calcext:value-type="currency">
            <text:p>$0.51</text:p>
          </table:table-cell>
          <table:table-cell table:style-name="ce106" table:formula="of:=[.I103]*[.H103]" office:value-type="currency" office:currency="USD" office:value="0.51" calcext:value-type="currency">
            <text:p>$0.51</text:p>
          </table:table-cell>
          <table:table-cell table:style-name="ce106" table:formula="of:=[.J103]*[.K$1]" office:value-type="currency" office:currency="USD" office:value="127.5" calcext:value-type="currency">
            <text:p>$127.50</text:p>
          </table:table-cell>
          <table:table-cell table:style-name="ce41" table:formula="of:=[.H103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03]*[.I103]" office:value-type="float" office:value="127.5" calcext:value-type="float">
            <text:p>127.50</text:p>
          </table:table-cell>
          <table:table-cell table:formula="of:=IF(MAX(0;([.L103]-[.M103]));MAX(0;([.L103]-[.M10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Standoff</text:p>
          </table:table-cell>
          <table:table-cell table:style-name="ce41" office:value-type="string" calcext:value-type="string">
            <text:p>M4-0.7x20 PC Co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1542-ND</text:p>
          </table:table-cell>
          <table:table-cell table:style-name="ce48" office:value-type="string" calcext:value-type="string">
            <text:p>20mm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5" calcext:value-type="float">
            <text:p>5</text:p>
          </table:table-cell>
          <table:table-cell table:style-name="ce106" office:value-type="currency" office:currency="USD" office:value="0.437" calcext:value-type="currency">
            <text:p>$0.44</text:p>
          </table:table-cell>
          <table:table-cell table:style-name="ce106" table:formula="of:=[.I104]*[.H104]" office:value-type="currency" office:currency="USD" office:value="2.185" calcext:value-type="currency">
            <text:p>$2.19</text:p>
          </table:table-cell>
          <table:table-cell table:style-name="ce106" table:formula="of:=[.J104]*[.K$1]" office:value-type="currency" office:currency="USD" office:value="546.25" calcext:value-type="currency">
            <text:p>$546.25</text:p>
          </table:table-cell>
          <table:table-cell table:style-name="ce41" table:formula="of:=[.H104]*[.$K$1]" office:value-type="float" office:value="1250" calcext:value-type="float">
            <text:p>1250</text:p>
          </table:table-cell>
          <table:table-cell table:style-name="ce41" office:value-type="float" office:value="1287" calcext:value-type="float">
            <text:p>1287</text:p>
          </table:table-cell>
          <table:table-cell table:style-name="ce120" table:formula="of:=[.M104]*[.I104]" office:value-type="float" office:value="562.419" calcext:value-type="float">
            <text:p>562.42</text:p>
          </table:table-cell>
          <table:table-cell table:formula="of:=IF(MAX(0;([.L104]-[.M104]));MAX(0;([.L104]-[.M104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Mechanicals</text:p>
          </table:table-cell>
          <table:table-cell table:style-name="ce41" office:value-type="string" calcext:value-type="string">
            <text:p>Safety Cover</text:p>
          </table:table-cell>
          <table:table-cell table:style-name="ce48"/>
          <table:table-cell table:style-name="ce41" office:value-type="string" calcext:value-type="string">
            <text:p>Hall Precision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26.75" calcext:value-type="currency">
            <text:p>$26.75</text:p>
          </table:table-cell>
          <table:table-cell table:style-name="ce106" table:formula="of:=[.I105]*[.H105]" office:value-type="currency" office:currency="USD" office:value="26.75" calcext:value-type="currency">
            <text:p>$26.75</text:p>
          </table:table-cell>
          <table:table-cell table:style-name="ce106" table:formula="of:=[.J105]*[.K$1]" office:value-type="currency" office:currency="USD" office:value="6687.5" calcext:value-type="currency">
            <text:p>$6,687.50</text:p>
          </table:table-cell>
          <table:table-cell table:style-name="ce41" table:formula="of:=[.H105]*[.$K$1]" office:value-type="float" office:value="250" calcext:value-type="float">
            <text:p>250</text:p>
          </table:table-cell>
          <table:table-cell table:style-name="ce41" office:value-type="float" office:value="101" calcext:value-type="float">
            <text:p>101</text:p>
          </table:table-cell>
          <table:table-cell table:style-name="ce120" table:formula="of:=[.M105]*[.I105]" office:value-type="float" office:value="2701.75" calcext:value-type="float">
            <text:p>2701.75</text:p>
          </table:table-cell>
          <table:table-cell table:formula="of:=IF(MAX(0;([.L105]-[.M105]));MAX(0;([.L105]-[.M105]));&quot; &quot;)" office:value-type="float" office:value="149" calcext:value-type="float">
            <text:p>149</text:p>
          </table:table-cell>
          <table:table-cell table:style-name="ce76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Mechanicals</text:p>
          </table:table-cell>
          <table:table-cell table:style-name="ce41" office:value-type="string" calcext:value-type="string">
            <text:p>Aluminum Plate</text:p>
          </table:table-cell>
          <table:table-cell table:style-name="ce48" office:value-type="string" calcext:value-type="string">
            <text:p>EVS</text:p>
          </table:table-cell>
          <table:table-cell table:style-name="ce41" office:value-type="string" calcext:value-type="string">
            <text:p>JTS-LiBCM-0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9.05" calcext:value-type="currency">
            <text:p>$9.05</text:p>
          </table:table-cell>
          <table:table-cell table:style-name="ce106" table:formula="of:=[.I106]*[.H106]" office:value-type="currency" office:currency="USD" office:value="27.15" calcext:value-type="currency">
            <text:p>$27.15</text:p>
          </table:table-cell>
          <table:table-cell table:style-name="ce106" table:formula="of:=[.J106]*[.K$1]" office:value-type="currency" office:currency="USD" office:value="6787.5" calcext:value-type="currency">
            <text:p>$6,787.50</text:p>
          </table:table-cell>
          <table:table-cell table:style-name="ce41" table:formula="of:=[.H106]*[.$K$1]" office:value-type="float" office:value="750" calcext:value-type="float">
            <text:p>750</text:p>
          </table:table-cell>
          <table:table-cell table:style-name="ce41" office:value-type="float" office:value="152" calcext:value-type="float">
            <text:p>152</text:p>
          </table:table-cell>
          <table:table-cell table:style-name="ce120" table:formula="of:=[.M106]*[.I106]" office:value-type="float" office:value="1375.6" calcext:value-type="float">
            <text:p>1375.60</text:p>
          </table:table-cell>
          <table:table-cell table:formula="of:=IF(MAX(0;([.L106]-[.M106]));MAX(0;([.L106]-[.M106]));&quot; &quot;)" office:value-type="float" office:value="598" calcext:value-type="float">
            <text:p>598</text:p>
          </table:table-cell>
          <table:table-cell office:value-type="string" calcext:value-type="string">
            <text:p>QTY600</text:p>
          </table:table-cell>
          <table:table-cell/>
          <table:table-cell table:style-name="ce76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RED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12R-500-ND‎</text:p>
          </table:table-cell>
          <table:table-cell table:style-name="ce48"/>
          <table:table-cell table:style-name="ce41" table:number-columns-repeated="2"/>
          <table:table-cell table:style-name="ce41" office:value-type="float" office:value="2.5" calcext:value-type="float">
            <text:p>2.5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07]*[.H107]" office:value-type="currency" office:currency="USD" office:value="0.6725" calcext:value-type="currency">
            <text:p>$0.67</text:p>
          </table:table-cell>
          <table:table-cell table:style-name="ce106" table:formula="of:=[.J107]*[.K$1]" office:value-type="currency" office:currency="USD" office:value="168.125" calcext:value-type="currency">
            <text:p>$168.13</text:p>
          </table:table-cell>
          <table:table-cell table:style-name="ce41" table:formula="of:=[.H107]*[.$K$1]" office:value-type="float" office:value="625" calcext:value-type="float">
            <text:p>625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07]*[.I107]" office:value-type="float" office:value="215.2" calcext:value-type="float">
            <text:p>215.2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BLK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48B-500-ND</text:p>
          </table:table-cell>
          <table:table-cell table:style-name="ce48"/>
          <table:table-cell table:style-name="ce41" table:number-columns-repeated="2"/>
          <table:table-cell table:style-name="ce41" office:value-type="float" office:value="2.5" calcext:value-type="float">
            <text:p>2.5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08]*[.H108]" office:value-type="currency" office:currency="USD" office:value="0.6725" calcext:value-type="currency">
            <text:p>$0.67</text:p>
          </table:table-cell>
          <table:table-cell table:style-name="ce106" table:formula="of:=[.J108]*[.K$1]" office:value-type="currency" office:currency="USD" office:value="168.125" calcext:value-type="currency">
            <text:p>$168.13</text:p>
          </table:table-cell>
          <table:table-cell table:style-name="ce41" table:formula="of:=[.H108]*[.$K$1]" office:value-type="float" office:value="625" calcext:value-type="float">
            <text:p>625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08]*[.I108]" office:value-type="float" office:value="215.2" calcext:value-type="float">
            <text:p>215.2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WHT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49W-1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09]*[.H109]" office:value-type="currency" office:currency="USD" office:value="0.269" calcext:value-type="currency">
            <text:p>$0.27</text:p>
          </table:table-cell>
          <table:table-cell table:style-name="ce106" table:formula="of:=[.J109]*[.K$1]" office:value-type="currency" office:currency="USD" office:value="67.25" calcext:value-type="currency">
            <text:p>$67.25</text:p>
          </table:table-cell>
          <table:table-cell table:style-name="ce41" table:formula="of:=[.H109]*[.$K$1]" office:value-type="float" office:value="250" calcext:value-type="float">
            <text:p>250</text:p>
          </table:table-cell>
          <table:table-cell table:style-name="ce41" office:value-type="float" office:value="300" calcext:value-type="float">
            <text:p>300</text:p>
          </table:table-cell>
          <table:table-cell table:style-name="ce120" table:formula="of:=[.M109]*[.I109]" office:value-type="float" office:value="80.7" calcext:value-type="float">
            <text:p>80.7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GRN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57GY-1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10]*[.H110]" office:value-type="currency" office:currency="USD" office:value="0.269" calcext:value-type="currency">
            <text:p>$0.27</text:p>
          </table:table-cell>
          <table:table-cell table:style-name="ce106" table:formula="of:=[.J110]*[.K$1]" office:value-type="currency" office:currency="USD" office:value="67.25" calcext:value-type="currency">
            <text:p>$67.25</text:p>
          </table:table-cell>
          <table:table-cell table:style-name="ce41" table:formula="of:=[.H110]*[.$K$1]" office:value-type="float" office:value="250" calcext:value-type="float">
            <text:p>250</text:p>
          </table:table-cell>
          <table:table-cell table:style-name="ce41" office:value-type="float" office:value="300" calcext:value-type="float">
            <text:p>300</text:p>
          </table:table-cell>
          <table:table-cell table:style-name="ce120" table:formula="of:=[.M110]*[.I110]" office:value-type="float" office:value="80.7" calcext:value-type="float">
            <text:p>80.70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Power Cord</text:p>
          </table:table-cell>
          <table:table-cell table:style-name="ce41" office:value-type="string" calcext:value-type="string">
            <text:p>Edge Trim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uxcell 1/64:1/16" U channel</text:p>
          </table:table-cell>
          <table:table-cell table:style-name="ce48"/>
          <table:table-cell table:style-name="ce41" table:number-columns-repeated="2"/>
          <table:table-cell table:style-name="ce41" office:value-type="float" office:value="0.36" calcext:value-type="float">
            <office:annotation draw:style-name="gr2" draw:text-style-name="P2" svg:width="1.1413in" svg:height="0.7083in" svg:x="7.9654in" svg:y="26.7366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06" table:formula="of:=12.49/10" office:value-type="currency" office:currency="USD" office:value="1.249" calcext:value-type="currency">
            <text:p>$1.25</text:p>
          </table:table-cell>
          <table:table-cell table:style-name="ce106" table:formula="of:=[.I111]*[.H111]" office:value-type="currency" office:currency="USD" office:value="0.44964" calcext:value-type="currency">
            <text:p>$0.45</text:p>
          </table:table-cell>
          <table:table-cell table:style-name="ce106" table:formula="of:=[.J111]*[.K$1]" office:value-type="currency" office:currency="USD" office:value="112.41" calcext:value-type="currency">
            <text:p>$112.41</text:p>
          </table:table-cell>
          <table:table-cell table:style-name="ce41" table:formula="of:=[.H111]*[.$K$1]" office:value-type="float" office:value="90" calcext:value-type="float">
            <text:p>90</text:p>
          </table:table-cell>
          <table:table-cell table:style-name="ce41" office:value-type="float" office:value="90" calcext:value-type="float">
            <text:p>90</text:p>
          </table:table-cell>
          <table:table-cell table:style-name="ce120" table:formula="of:=[.M111]*[.I111]" office:value-type="float" office:value="112.41" calcext:value-type="float">
            <text:p>112.41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41" office:value-type="string" calcext:value-type="string">
            <text:p>Ring – LiBCM Pow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11146-ND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96" calcext:value-type="currency">
            <text:p>$0.10</text:p>
          </table:table-cell>
          <table:table-cell table:style-name="ce106" table:formula="of:=[.I112]*[.H112]" office:value-type="currency" office:currency="USD" office:value="0.192" calcext:value-type="currency">
            <text:p>$0.19</text:p>
          </table:table-cell>
          <table:table-cell table:style-name="ce106" table:formula="of:=[.J112]*[.K$1]" office:value-type="currency" office:currency="USD" office:value="48" calcext:value-type="currency">
            <text:p>$48.00</text:p>
          </table:table-cell>
          <table:table-cell table:style-name="ce41" table:formula="of:=[.H112]*[.$K$1]" office:value-type="float" office:value="500" calcext:value-type="float">
            <text:p>500</text:p>
          </table:table-cell>
          <table:table-cell table:style-name="ce41" office:value-type="float" office:value="550" calcext:value-type="float">
            <text:p>550</text:p>
          </table:table-cell>
          <table:table-cell table:style-name="ce120" table:formula="of:=[.M112]*[.I112]" office:value-type="float" office:value="52.8" calcext:value-type="float">
            <text:p>52.8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Batteries</text:p>
          </table:table-cell>
          <table:table-cell table:style-name="ce48" office:value-type="string" calcext:value-type="string">
            <text:p>Avnet</text:p>
          </table:table-cell>
          <table:table-cell table:style-name="ce41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489" calcext:value-type="currency">
            <text:p>$0.49</text:p>
          </table:table-cell>
          <table:table-cell table:style-name="ce106" table:formula="of:=[.I113]*[.H113]" office:value-type="currency" office:currency="USD" office:value="2.934" calcext:value-type="currency">
            <text:p>$2.93</text:p>
          </table:table-cell>
          <table:table-cell table:style-name="ce106" table:formula="of:=[.J113]*[.K$1]" office:value-type="currency" office:currency="USD" office:value="733.5" calcext:value-type="currency">
            <text:p>$733.50</text:p>
          </table:table-cell>
          <table:table-cell table:style-name="ce41" table:formula="of:=[.H113]*[.$K$1]" office:value-type="float" office:value="1500" calcext:value-type="float">
            <text:p>1500</text:p>
          </table:table-cell>
          <table:table-cell table:style-name="ce41" office:value-type="float" office:value="1660" calcext:value-type="float">
            <text:p>1660</text:p>
          </table:table-cell>
          <table:table-cell table:style-name="ce120" table:formula="of:=[.M113]*[.I113]" office:value-type="float" office:value="811.74" calcext:value-type="float">
            <text:p>811.74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Fuse/Switch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11168-ND (existing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552" calcext:value-type="currency">
            <text:p>$0.55</text:p>
          </table:table-cell>
          <table:table-cell table:style-name="ce106" table:formula="of:=[.I114]*[.H114]" office:value-type="currency" office:currency="USD" office:value="1.104" calcext:value-type="currency">
            <text:p>$1.10</text:p>
          </table:table-cell>
          <table:table-cell table:style-name="ce106" table:formula="of:=[.J114]*[.K$1]" office:value-type="currency" office:currency="USD" office:value="276" calcext:value-type="currency">
            <text:p>$276.00</text:p>
          </table:table-cell>
          <table:table-cell table:style-name="ce41" table:formula="of:=[.H114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14]*[.I114]" office:value-type="float" office:value="276" calcext:value-type="float">
            <text:p>276.0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Relay/HVDC-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1.0744" calcext:value-type="currency">
            <text:p>$1.07</text:p>
          </table:table-cell>
          <table:table-cell table:style-name="ce106" table:formula="of:=[.I115]*[.H115]" office:value-type="currency" office:currency="USD" office:value="2.1488" calcext:value-type="currency">
            <text:p>$2.15</text:p>
          </table:table-cell>
          <table:table-cell table:style-name="ce106" table:formula="of:=[.J115]*[.K$1]" office:value-type="currency" office:currency="USD" office:value="537.2" calcext:value-type="currency">
            <text:p>$537.20</text:p>
          </table:table-cell>
          <table:table-cell table:style-name="ce41" table:formula="of:=[.H115]*[.$K$1]" office:value-type="float" office:value="500" calcext:value-type="float">
            <text:p>500</text:p>
          </table:table-cell>
          <table:table-cell table:style-name="ce41" office:value-type="float" office:value="710" calcext:value-type="float">
            <text:p>710</text:p>
          </table:table-cell>
          <table:table-cell table:style-name="ce120" table:formula="of:=[.M115]*[.I115]" office:value-type="float" office:value="762.824" calcext:value-type="float">
            <text:p>762.82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7.9654in" svg:y="28.4051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8.419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6]*[.H116]" office:value-type="currency" office:currency="USD" office:value="0" calcext:value-type="currency">
            <text:p>$0.00</text:p>
          </table:table-cell>
          <table:table-cell table:style-name="ce104" table:formula="of:=[.J116]*[.K$1]" office:value-type="currency" office:currency="USD" office:value="0" calcext:value-type="currency">
            <text:p>$0.00</text:p>
          </table:table-cell>
          <table:table-cell table:style-name="ce43" table:formula="of:=[.H116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6]*[.I116]" office:value-type="float" office:value="135.96" calcext:value-type="float">
            <text:p>135.96</text:p>
          </table:table-cell>
          <table:table-cell table:style-name="ce131" table:formula="of:=IF(MAX(0;([.L116]-[.M116]));MAX(0;([.L116]-[.M116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41" office:value-type="string" calcext:value-type="string">
            <text:p>Replaced with 3/8"</text:p>
          </table:table-cell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3/8" Conduit (non-slit)</text:p>
          </table:table-cell>
          <table:table-cell table:style-name="ce48" office:value-type="string" calcext:value-type="string">
            <text:p>electriduct.com</text:p>
          </table:table-cell>
          <table:table-cell table:style-name="ce41" office:value-type="string" calcext:value-type="string">
            <text:p>WL-PP-NS-0375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office:annotation draw:style-name="gr2" draw:text-style-name="P2" svg:width="1.1413in" svg:height="0.7083in" svg:x="7.9654in" svg:y="28.5976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6" table:formula="of:=15/50" office:value-type="currency" office:currency="USD" office:value="0.3" calcext:value-type="currency">
            <office:annotation draw:style-name="gr2" draw:text-style-name="P2" svg:width="1.1413in" svg:height="0.7083in" svg:x="8.5346in" svg:y="28.5976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06" table:formula="of:=[.I117]*[.H117]" office:value-type="currency" office:currency="USD" office:value="1.8" calcext:value-type="currency">
            <text:p>$1.80</text:p>
          </table:table-cell>
          <table:table-cell table:style-name="ce106" table:formula="of:=[.J117]*[.K$1]" office:value-type="currency" office:currency="USD" office:value="450" calcext:value-type="currency">
            <text:p>$450.00</text:p>
          </table:table-cell>
          <table:table-cell table:style-name="ce41" table:formula="of:=[.H117]*[.$K$1]" office:value-type="float" office:value="1500" calcext:value-type="float">
            <text:p>1500</text:p>
          </table:table-cell>
          <table:table-cell table:style-name="ce41" office:value-type="float" office:value="1100" calcext:value-type="float">
            <text:p>1100</text:p>
          </table:table-cell>
          <table:table-cell table:style-name="ce120" table:formula="of:=[.M117]*[.I117]" office:value-type="float" office:value="330" calcext:value-type="float">
            <text:p>330.00</text:p>
          </table:table-cell>
          <table:table-cell table:formula="of:=IF(MAX(0;([.L117]-[.M117]));MAX(0;([.L117]-[.M117]));&quot; &quot;)" office:value-type="float" office:value="400" calcext:value-type="float">
            <text:p>400</text:p>
          </table:table-cell>
          <table:table-cell table:number-columns-repeated="2"/>
          <table:table-cell table:style-name="ce41" table:number-columns-repeated="46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Current Cables 4AWG</text:p>
          </table:table-cell>
          <table:table-cell table:style-name="ce48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4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48" office:value-type="string" calcext:value-type="string">
            <text:p>4 AW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7.5" calcext:value-type="float">
            <office:annotation draw:style-name="gr2" draw:text-style-name="P2" svg:width="1.1413in" svg:height="0.7083in" svg:x="7.9654in" svg:y="28.7752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6" office:value-type="currency" office:currency="USD" office:value="1.23" calcext:value-type="currency">
            <office:annotation draw:style-name="gr2" draw:text-style-name="P2" svg:width="1.1413in" svg:height="0.7083in" svg:x="8.5346in" svg:y="28.7752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06" table:formula="of:=[.I118]*[.H118]" office:value-type="currency" office:currency="USD" office:value="9.225" calcext:value-type="currency">
            <text:p>$9.23</text:p>
          </table:table-cell>
          <table:table-cell table:style-name="ce106" table:formula="of:=[.J118]*[.K$1]" office:value-type="currency" office:currency="USD" office:value="2306.25" calcext:value-type="currency">
            <text:p>$2,306.25</text:p>
          </table:table-cell>
          <table:table-cell table:style-name="ce41" table:formula="of:=[.H118]*[.$K$1]" office:value-type="float" office:value="1875" calcext:value-type="float">
            <text:p>1875</text:p>
          </table:table-cell>
          <table:table-cell table:style-name="ce41" office:value-type="float" office:value="1504" calcext:value-type="float">
            <text:p>1504</text:p>
          </table:table-cell>
          <table:table-cell table:style-name="ce120" table:formula="of:=[.M118]*[.I118]" office:value-type="float" office:value="1849.92" calcext:value-type="float">
            <text:p>1849.92</text:p>
          </table:table-cell>
          <table:table-cell table:formula="of:=IF(MAX(0;([.L118]-[.M118]));MAX(0;([.L118]-[.M118]));&quot; &quot;)" office:value-type="float" office:value="371" calcext:value-type="float">
            <text:p>371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Heat Shrink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½" heat shrink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07" calcext:value-type="currency">
            <text:p>$0.07</text:p>
          </table:table-cell>
          <table:table-cell table:style-name="ce106" table:formula="of:=[.I119]*[.H119]" office:value-type="currency" office:currency="USD" office:value="0.07" calcext:value-type="currency">
            <text:p>$0.07</text:p>
          </table:table-cell>
          <table:table-cell table:style-name="ce106" table:formula="of:=[.J119]*[.K$1]" office:value-type="currency" office:currency="USD" office:value="17.5" calcext:value-type="currency">
            <text:p>$17.50</text:p>
          </table:table-cell>
          <table:table-cell table:style-name="ce41" table:formula="of:=[.H119]*[.$K$1]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19]*[.I119]" office:value-type="float" office:value="35" calcext:value-type="float">
            <text:p>35.00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1" office:value-type="string" calcext:value-type="string">
            <text:p>Flat head screwdriver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.0 mm flat hea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6.99/50" office:value-type="currency" office:currency="USD" office:value="0.3398" calcext:value-type="currency">
            <text:p>$0.34</text:p>
          </table:table-cell>
          <table:table-cell table:style-name="ce106" table:formula="of:=[.I120]*[.H120]" office:value-type="currency" office:currency="USD" office:value="0.3398" calcext:value-type="currency">
            <text:p>$0.34</text:p>
          </table:table-cell>
          <table:table-cell table:style-name="ce106" table:formula="of:=[.J120]*[.K$1]" office:value-type="currency" office:currency="USD" office:value="84.95" calcext:value-type="currency">
            <text:p>$84.95</text:p>
          </table:table-cell>
          <table:table-cell table:style-name="ce41" table:formula="of:=[.H120]*[.$K$1]" office:value-type="float" office:value="250" calcext:value-type="float">
            <text:p>250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20]*[.I120]" office:value-type="float" office:value="50.97" calcext:value-type="float">
            <text:p>50.97</text:p>
          </table:table-cell>
          <table:table-cell table:formula="of:=IF(MAX(0;([.L120]-[.M120]));MAX(0;([.L120]-[.M120]));&quot; &quot;)" office:value-type="float" office:value="100" calcext:value-type="float">
            <text:p>1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1" office:value-type="string" calcext:value-type="string">
            <text:p>Allen Wrench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.5 mm L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35" calcext:value-type="currency">
            <text:p>$0.35</text:p>
          </table:table-cell>
          <table:table-cell table:style-name="ce106" table:formula="of:=[.I121]*[.H121]" office:value-type="currency" office:currency="USD" office:value="0.35" calcext:value-type="currency">
            <text:p>$0.35</text:p>
          </table:table-cell>
          <table:table-cell table:style-name="ce106" table:formula="of:=[.J121]*[.K$1]" office:value-type="currency" office:currency="USD" office:value="87.5" calcext:value-type="currency">
            <text:p>$87.50</text:p>
          </table:table-cell>
          <table:table-cell table:style-name="ce41" table:formula="of:=[.H121]*[.$K$1]" office:value-type="float" office:value="250" calcext:value-type="float">
            <text:p>250</text:p>
          </table:table-cell>
          <table:table-cell table:style-name="ce41" office:value-type="float" office:value="240" calcext:value-type="float">
            <text:p>240</text:p>
          </table:table-cell>
          <table:table-cell table:style-name="ce120" table:formula="of:=[.M121]*[.I121]" office:value-type="float" office:value="84" calcext:value-type="float">
            <text:p>84.00</text:p>
          </table:table-cell>
          <table:table-cell table:formula="of:=IF(MAX(0;([.L121]-[.M121]));MAX(0;([.L121]-[.M121]));&quot; &quot;)" office:value-type="float" office:value="10" calcext:value-type="float">
            <text:p>1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8S Connector</text:p>
          </table:table-cell>
          <table:table-cell table:style-name="ce48" office:value-type="string" calcext:value-type="string">
            <text:p>yghaidie.com</text:p>
          </table:table-cell>
          <table:table-cell table:style-name="ce41" office:value-type="string" calcext:value-type="string">
            <office:annotation draw:style-name="gr4" draw:text-style-name="P2" svg:width="1.1413in" svg:height="1.4787in" svg:x="5.8831in" svg:y="30.115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table:formula="of:=2.12" office:value-type="currency" office:currency="USD" office:value="2.12" calcext:value-type="currency">
            <text:p>$2.12</text:p>
          </table:table-cell>
          <table:table-cell table:style-name="ce106" table:formula="of:=[.I122]*[.H122]" office:value-type="currency" office:currency="USD" office:value="4.24" calcext:value-type="currency">
            <text:p>$4.24</text:p>
          </table:table-cell>
          <table:table-cell table:style-name="ce106" table:formula="of:=[.J122]*[.K$1]" office:value-type="currency" office:currency="USD" office:value="1060" calcext:value-type="currency">
            <text:p>$1,060.00</text:p>
          </table:table-cell>
          <table:table-cell table:style-name="ce41" table:formula="of:=[.H122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22]*[.I122]" office:value-type="float" office:value="1060" calcext:value-type="float">
            <text:p>1060.00</text:p>
          </table:table-cell>
          <table:table-cell table:formula="of:=IF(MAX(0;([.L122]-[.M122]));MAX(0;([.L122]-[.M122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2S Connector</text:p>
          </table:table-cell>
          <table:table-cell table:style-name="ce48" office:value-type="string" calcext:value-type="string">
            <text:p>yghaidie.com</text:p>
          </table:table-cell>
          <table:table-cell table:style-name="ce41" office:value-type="string" calcext:value-type="string">
            <office:annotation draw:style-name="gr7" draw:text-style-name="P2" svg:width="1.1413in" svg:height="1.3232in" svg:x="5.8831in" svg:y="30.2925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2.26" office:value-type="currency" office:currency="USD" office:value="2.26" calcext:value-type="currency">
            <text:p>$2.26</text:p>
          </table:table-cell>
          <table:table-cell table:style-name="ce106" table:formula="of:=[.I123]*[.H123]" office:value-type="currency" office:currency="USD" office:value="2.26" calcext:value-type="currency">
            <text:p>$2.26</text:p>
          </table:table-cell>
          <table:table-cell table:style-name="ce106" table:formula="of:=[.J123]*[.K$1]" office:value-type="currency" office:currency="USD" office:value="565" calcext:value-type="currency">
            <text:p>$565.00</text:p>
          </table:table-cell>
          <table:table-cell table:style-name="ce41" table:formula="of:=[.H123]*[.$K$1]" office:value-type="float" office:value="250" calcext:value-type="float">
            <text:p>250</text:p>
          </table:table-cell>
          <table:table-cell table:style-name="ce41" office:value-type="float" office:value="450" calcext:value-type="float">
            <text:p>450</text:p>
          </table:table-cell>
          <table:table-cell table:style-name="ce120" table:formula="of:=[.M123]*[.I123]" office:value-type="float" office:value="1017" calcext:value-type="float">
            <text:p>1017.00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20P Ribbon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30.4776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office:annotation draw:style-name="gr2" draw:text-style-name="P2" svg:width="1.1413in" svg:height="0.7083in" svg:x="7.9654in" svg:y="30.4776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6" table:formula="of:=33.27/25" office:value-type="currency" office:currency="USD" office:value="1.3308" calcext:value-type="currency">
            <text:p>$1.33</text:p>
          </table:table-cell>
          <table:table-cell table:style-name="ce106" table:formula="of:=[.I124]*[.H124]" office:value-type="currency" office:currency="USD" office:value="1.3308" calcext:value-type="currency">
            <text:p>$1.33</text:p>
          </table:table-cell>
          <table:table-cell table:style-name="ce106" table:formula="of:=[.J124]*[.K$1]" office:value-type="currency" office:currency="USD" office:value="332.7" calcext:value-type="currency">
            <text:p>$332.70</text:p>
          </table:table-cell>
          <table:table-cell table:style-name="ce41" table:formula="of:=[.H124]*[.$K$1]" office:value-type="float" office:value="250" calcext:value-type="float">
            <text:p>250</text:p>
          </table:table-cell>
          <table:table-cell table:style-name="ce41" office:value-type="float" office:value="350" calcext:value-type="float">
            <text:p>350</text:p>
          </table:table-cell>
          <table:table-cell table:style-name="ce120" table:formula="of:=[.M124]*[.I124]" office:value-type="float" office:value="465.78" calcext:value-type="float">
            <text:p>465.78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4P Ribbon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C14M-25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.5" calcext:value-type="float">
            <text:p>0.5</text:p>
          </table:table-cell>
          <table:table-cell table:style-name="ce106" table:formula="of:=24.71/25" office:value-type="currency" office:currency="USD" office:value="0.9884" calcext:value-type="currency">
            <text:p>$0.99</text:p>
          </table:table-cell>
          <table:table-cell table:style-name="ce106" table:formula="of:=[.I125]*[.H125]" office:value-type="currency" office:currency="USD" office:value="0.4942" calcext:value-type="currency">
            <text:p>$0.49</text:p>
          </table:table-cell>
          <table:table-cell table:style-name="ce106" table:formula="of:=[.J125]*[.K$1]" office:value-type="currency" office:currency="USD" office:value="123.55" calcext:value-type="currency">
            <text:p>$123.55</text:p>
          </table:table-cell>
          <table:table-cell table:style-name="ce41" table:formula="of:=[.H125]*[.$K$1]" office:value-type="float" office:value="125" calcext:value-type="float">
            <text:p>125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25]*[.I125]" office:value-type="float" office:value="148.26" calcext:value-type="float">
            <text:p>148.26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20P Ribbon Connec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6" calcext:value-type="currency">
            <text:p>$0.66</text:p>
          </table:table-cell>
          <table:table-cell table:style-name="ce106" table:formula="of:=[.I126]*[.H126]" office:value-type="currency" office:currency="USD" office:value="1.32" calcext:value-type="currency">
            <text:p>$1.32</text:p>
          </table:table-cell>
          <table:table-cell table:style-name="ce106" table:formula="of:=[.J126]*[.K$1]" office:value-type="currency" office:currency="USD" office:value="330" calcext:value-type="currency">
            <text:p>$330.00</text:p>
          </table:table-cell>
          <table:table-cell table:style-name="ce41" table:formula="of:=[.H126]*[.$K$1]" office:value-type="float" office:value="500" calcext:value-type="float">
            <text:p>500</text:p>
          </table:table-cell>
          <table:table-cell table:style-name="ce41" office:value-type="float" office:value="550" calcext:value-type="float">
            <text:p>550</text:p>
          </table:table-cell>
          <table:table-cell table:style-name="ce120" table:formula="of:=[.M126]*[.I126]" office:value-type="float" office:value="363" calcext:value-type="float">
            <text:p>363.00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4P Ribbon Connec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662" calcext:value-type="currency">
            <text:p>$0.66</text:p>
          </table:table-cell>
          <table:table-cell table:style-name="ce106" table:formula="of:=[.I127]*[.H127]" office:value-type="currency" office:currency="USD" office:value="0.662" calcext:value-type="currency">
            <text:p>$0.66</text:p>
          </table:table-cell>
          <table:table-cell table:style-name="ce106" table:formula="of:=[.J127]*[.K$1]" office:value-type="currency" office:currency="USD" office:value="165.5" calcext:value-type="currency">
            <text:p>$165.50</text:p>
          </table:table-cell>
          <table:table-cell table:style-name="ce41" table:formula="of:=[.H127]*[.$K$1]" office:value-type="float" office:value="250" calcext:value-type="float">
            <text:p>250</text:p>
          </table:table-cell>
          <table:table-cell table:style-name="ce41" office:value-type="float" office:value="320" calcext:value-type="float">
            <text:p>320</text:p>
          </table:table-cell>
          <table:table-cell table:style-name="ce120" table:formula="of:=[.M127]*[.I127]" office:value-type="float" office:value="211.84" calcext:value-type="float">
            <text:p>211.84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Ribbon Cable Sleeving</text:p>
          </table:table-cell>
          <table:table-cell table:style-name="ce48" office:value-type="string" calcext:value-type="string">
            <text:p>Cabletiesandmore</text:p>
          </table:table-cell>
          <table:table-cell table:style-name="ce41" office:value-type="string" calcext:value-type="string">
            <text:p>F6Z1.00-50 (TechFlex F6 Flat 1"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.4" calcext:value-type="float">
            <office:annotation draw:style-name="gr2" draw:text-style-name="P2" svg:width="1.1413in" svg:height="0.7083in" svg:x="7.9654in" svg:y="31.8248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06" table:formula="of:=1.31" office:value-type="currency" office:currency="USD" office:value="1.31" calcext:value-type="currency">
            <text:p>$1.31</text:p>
          </table:table-cell>
          <table:table-cell table:style-name="ce106" table:formula="of:=[.I128]*[.H128]" office:value-type="currency" office:currency="USD" office:value="0.524" calcext:value-type="currency">
            <text:p>$0.52</text:p>
          </table:table-cell>
          <table:table-cell table:style-name="ce106" table:formula="of:=[.J128]*[.K$1]" office:value-type="currency" office:currency="USD" office:value="131" calcext:value-type="currency">
            <text:p>$131.00</text:p>
          </table:table-cell>
          <table:table-cell table:style-name="ce41" table:formula="of:=[.H128]*[.$K$1]" office:value-type="float" office:value="100" calcext:value-type="float">
            <text:p>10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128]*[.I128]" office:value-type="float" office:value="131" calcext:value-type="float">
            <text:p>131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41" office:value-type="string" calcext:value-type="string">
            <text:p>Screw terminal ferrules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0 AWG insulate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017" calcext:value-type="currency">
            <text:p>$0.02</text:p>
          </table:table-cell>
          <table:table-cell table:style-name="ce106" table:formula="of:=[.I129]*[.H129]" office:value-type="currency" office:currency="USD" office:value="0.102" calcext:value-type="currency">
            <text:p>$0.10</text:p>
          </table:table-cell>
          <table:table-cell table:style-name="ce106" table:formula="of:=[.J129]*[.K$1]" office:value-type="currency" office:currency="USD" office:value="25.5" calcext:value-type="currency">
            <text:p>$25.50</text:p>
          </table:table-cell>
          <table:table-cell table:style-name="ce41" table:formula="of:=[.H129]*[.$K$1]" office:value-type="float" office:value="1500" calcext:value-type="float">
            <text:p>1500</text:p>
          </table:table-cell>
          <table:table-cell table:style-name="ce41" office:value-type="float" office:value="1500" calcext:value-type="float">
            <text:p>1500</text:p>
          </table:table-cell>
          <table:table-cell table:style-name="ce120" table:formula="of:=[.M129]*[.I129]" office:value-type="float" office:value="25.5" calcext:value-type="float">
            <text:p>25.5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8S ferrule (large pins)</text:p>
          </table:table-cell>
          <table:table-cell table:style-name="ce48" office:value-type="string" calcext:value-type="string">
            <text:p>Digikey</text:p>
            <text:p>Digikey</text:p>
            <text:p>Amazon</text:p>
          </table:table-cell>
          <table:table-cell table:style-name="ce41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44" calcext:value-type="currency">
            <text:p>$0.04</text:p>
          </table:table-cell>
          <table:table-cell table:style-name="ce106" table:formula="of:=[.I130]*[.H130]" office:value-type="currency" office:currency="USD" office:value="0.088" calcext:value-type="currency">
            <text:p>$0.09</text:p>
          </table:table-cell>
          <table:table-cell table:style-name="ce106" table:formula="of:=[.J130]*[.K$1]" office:value-type="currency" office:currency="USD" office:value="22" calcext:value-type="currency">
            <text:p>$22.00</text:p>
          </table:table-cell>
          <table:table-cell table:style-name="ce41" table:formula="of:=[.H130]*[.$K$1]" office:value-type="float" office:value="500" calcext:value-type="float">
            <text:p>500</text:p>
          </table:table-cell>
          <table:table-cell table:style-name="ce41" office:value-type="float" office:value="1200" calcext:value-type="float">
            <text:p>1200</text:p>
          </table:table-cell>
          <table:table-cell table:style-name="ce120" table:formula="of:=[.M130]*[.I130]" office:value-type="float" office:value="52.8" calcext:value-type="float">
            <text:p>52.80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LCD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4x20 with I2C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7.1" calcext:value-type="currency">
            <text:p>$7.10</text:p>
          </table:table-cell>
          <table:table-cell table:style-name="ce106" table:formula="of:=[.I131]*[.H131]" office:value-type="currency" office:currency="USD" office:value="7.1" calcext:value-type="currency">
            <text:p>$7.10</text:p>
          </table:table-cell>
          <table:table-cell table:style-name="ce106" table:formula="of:=[.J131]*[.K$1]" office:value-type="currency" office:currency="USD" office:value="1775" calcext:value-type="currency">
            <text:p>$1,775.00</text:p>
          </table:table-cell>
          <table:table-cell table:style-name="ce41" table:formula="of:=[.H131]*[.$K$1]" office:value-type="float" office:value="250" calcext:value-type="float">
            <text:p>250</text:p>
          </table:table-cell>
          <table:table-cell table:style-name="ce41" office:value-type="float" office:value="80" calcext:value-type="float">
            <text:p>80</text:p>
          </table:table-cell>
          <table:table-cell table:style-name="ce120" table:formula="of:=[.M131]*[.I131]" office:value-type="float" office:value="568" calcext:value-type="float">
            <text:p>568.00</text:p>
          </table:table-cell>
          <table:table-cell table:formula="of:=IF(MAX(0;([.L131]-[.M131]));MAX(0;([.L131]-[.M131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2229-ND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4008" calcext:value-type="currency">
            <text:p>$0.14</text:p>
          </table:table-cell>
          <table:table-cell table:style-name="ce106" table:formula="of:=[.I132]*[.H132]" office:value-type="currency" office:currency="USD" office:value="0.28016" calcext:value-type="currency">
            <text:p>$0.28</text:p>
          </table:table-cell>
          <table:table-cell table:style-name="ce106" table:formula="of:=[.J132]*[.K$1]" office:value-type="currency" office:currency="USD" office:value="70.04" calcext:value-type="currency">
            <text:p>$70.04</text:p>
          </table:table-cell>
          <table:table-cell table:style-name="ce41" table:formula="of:=[.H132]*[.$K$1]" office:value-type="float" office:value="500" calcext:value-type="float">
            <text:p>50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32]*[.I132]" office:value-type="float" office:value="35.02" calcext:value-type="float">
            <text:p>35.02</text:p>
          </table:table-cell>
          <table:table-cell table:formula="of:=IF(MAX(0;([.L132]-[.M132]));MAX(0;([.L132]-[.M132]));&quot; &quot;)" office:value-type="float" office:value="250" calcext:value-type="float">
            <text:p>25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contact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20-1160042</text:p>
          </table:table-cell>
          <table:table-cell table:style-name="ce48"/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0463" calcext:value-type="currency">
            <text:p>$0.05</text:p>
          </table:table-cell>
          <table:table-cell table:style-name="ce106" table:formula="of:=[.I133]*[.H133]" office:value-type="currency" office:currency="USD" office:value="0.3704" calcext:value-type="currency">
            <text:p>$0.37</text:p>
          </table:table-cell>
          <table:table-cell table:style-name="ce106" table:formula="of:=[.J133]*[.K$1]" office:value-type="currency" office:currency="USD" office:value="92.6" calcext:value-type="currency">
            <text:p>$92.60</text:p>
          </table:table-cell>
          <table:table-cell table:style-name="ce41" table:formula="of:=[.H133]*[.$K$1]" office:value-type="float" office:value="2000" calcext:value-type="float">
            <text:p>2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133]*[.I133]" office:value-type="float" office:value="46.3" calcext:value-type="float">
            <text:p>46.30</text:p>
          </table:table-cell>
          <table:table-cell table:formula="of:=IF(MAX(0;([.L133]-[.M133]));MAX(0;([.L133]-[.M133]));&quot; &quot;)" office:value-type="float" office:value="1000" calcext:value-type="float">
            <text:p>100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Shielded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308-10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0" calcext:value-type="float">
            <text:p>10</text:p>
          </table:table-cell>
          <table:table-cell table:style-name="ce106" office:value-type="currency" office:currency="USD" office:value="0.242" calcext:value-type="currency">
            <text:p>$0.24</text:p>
          </table:table-cell>
          <table:table-cell table:style-name="ce106" table:formula="of:=[.I134]*[.H134]" office:value-type="currency" office:currency="USD" office:value="2.42" calcext:value-type="currency">
            <text:p>$2.42</text:p>
          </table:table-cell>
          <table:table-cell table:style-name="ce106" table:formula="of:=[.J134]*[.K$1]" office:value-type="currency" office:currency="USD" office:value="605" calcext:value-type="currency">
            <text:p>$605.00</text:p>
          </table:table-cell>
          <table:table-cell table:style-name="ce41" table:formula="of:=[.H134]*[.$K$1]" office:value-type="float" office:value="2500" calcext:value-type="float">
            <text:p>25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34]*[.I134]" office:value-type="float" office:value="484" calcext:value-type="float">
            <text:p>484.00</text:p>
          </table:table-cell>
          <table:table-cell table:formula="of:=IF(MAX(0;([.L134]-[.M134]));MAX(0;([.L134]-[.M134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Heat shrink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1/4"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2" calcext:value-type="currency">
            <text:p>$0.02</text:p>
          </table:table-cell>
          <table:table-cell table:style-name="ce106" table:formula="of:=[.I135]*[.H135]" office:value-type="currency" office:currency="USD" office:value="0.04" calcext:value-type="currency">
            <text:p>$0.04</text:p>
          </table:table-cell>
          <table:table-cell table:style-name="ce106" table:formula="of:=[.J135]*[.K$1]" office:value-type="currency" office:currency="USD" office:value="10" calcext:value-type="currency">
            <text:p>$10.00</text:p>
          </table:table-cell>
          <table:table-cell table:style-name="ce41" table:formula="of:=[.H135]*[.$K$1]" office:value-type="float" office:value="500" calcext:value-type="float">
            <text:p>5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35]*[.I135]" office:value-type="float" office:value="40" calcext:value-type="float">
            <text:p>40.00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VHB Adhesive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LSE-160WF 2" wide</text:p>
          </table:table-cell>
          <table:table-cell table:style-name="ce48"/>
          <table:table-cell table:style-name="ce41" table:number-columns-repeated="2"/>
          <table:table-cell table:style-name="ce41" table:formula="of:=1/12" office:value-type="float" office:value="0.0833333333333333" calcext:value-type="float">
            <office:annotation draw:style-name="gr2" draw:text-style-name="P2" svg:width="1.1413in" svg:height="0.7083in" svg:x="7.9654in" svg:y="33.724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06" table:formula="of:=34.91/15" office:value-type="currency" office:currency="USD" office:value="2.32733333333333" calcext:value-type="currency">
            <text:p>$2.33</text:p>
          </table:table-cell>
          <table:table-cell table:style-name="ce106" table:formula="of:=[.I136]*[.H136]" office:value-type="currency" office:currency="USD" office:value="0.193944444444444" calcext:value-type="currency">
            <text:p>$0.19</text:p>
          </table:table-cell>
          <table:table-cell table:style-name="ce106" table:formula="of:=[.J136]*[.K$1]" office:value-type="currency" office:currency="USD" office:value="48.486111111111" calcext:value-type="currency">
            <text:p>$48.49</text:p>
          </table:table-cell>
          <table:table-cell table:style-name="ce41" table:formula="of:=[.H136]*[.$K$1]" office:value-type="float" office:value="20.8333333333333" calcext:value-type="float">
            <text:p>20.83</text:p>
          </table:table-cell>
          <table:table-cell table:style-name="ce41" office:value-type="float" office:value="15" calcext:value-type="float">
            <text:p>15</text:p>
          </table:table-cell>
          <table:table-cell table:style-name="ce120" table:formula="of:=[.M136]*[.I136]" office:value-type="float" office:value="34.91" calcext:value-type="float">
            <text:p>34.91</text:p>
          </table:table-cell>
          <table:table-cell table:formula="of:=IF(MAX(0;([.L136]-[.M136]));MAX(0;([.L136]-[.M136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Ziplock bag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6x10 (existing)</text:p>
            <text:p>6x9 (new)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9.24/200" office:value-type="currency" office:currency="USD" office:value="0.0962" calcext:value-type="currency">
            <text:p>$0.10</text:p>
          </table:table-cell>
          <table:table-cell table:style-name="ce106" table:formula="of:=[.I137]*[.H137]" office:value-type="currency" office:currency="USD" office:value="0.0962" calcext:value-type="currency">
            <text:p>$0.10</text:p>
          </table:table-cell>
          <table:table-cell table:style-name="ce106" table:formula="of:=[.J137]*[.K$1]" office:value-type="currency" office:currency="USD" office:value="24.05" calcext:value-type="currency">
            <text:p>$24.05</text:p>
          </table:table-cell>
          <table:table-cell table:style-name="ce41" table:formula="of:=[.H137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37]*[.I137]" office:value-type="float" office:value="24.05" calcext:value-type="float">
            <text:p>24.05</text:p>
          </table:table-cell>
          <table:table-cell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Shipping Label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9.99/200" office:value-type="currency" office:currency="USD" office:value="0.04995" calcext:value-type="currency">
            <text:p>$0.05</text:p>
          </table:table-cell>
          <table:table-cell table:style-name="ce106" table:formula="of:=[.I138]*[.H138]" office:value-type="currency" office:currency="USD" office:value="0.04995" calcext:value-type="currency">
            <text:p>$0.05</text:p>
          </table:table-cell>
          <table:table-cell table:style-name="ce106" table:formula="of:=[.J138]*[.K$1]" office:value-type="currency" office:currency="USD" office:value="12.4875" calcext:value-type="currency">
            <text:p>$12.49</text:p>
          </table:table-cell>
          <table:table-cell table:style-name="ce41" table:formula="of:=[.H138]*[.$K$1]" office:value-type="float" office:value="250" calcext:value-type="float">
            <text:p>250</text:p>
          </table:table-cell>
          <table:table-cell table:style-name="ce41" office:value-type="float" office:value="200" calcext:value-type="float">
            <text:p>200</text:p>
          </table:table-cell>
          <table:table-cell table:style-name="ce120" table:formula="of:=[.M138]*[.I138]" office:value-type="float" office:value="9.99" calcext:value-type="float">
            <text:p>9.99</text:p>
          </table:table-cell>
          <table:table-cell table:formula="of:=IF(MAX(0;([.L138]-[.M138]));MAX(0;([.L138]-[.M138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41" office:value-type="string" calcext:value-type="string">
            <text:p>Foam Sleeve</text:p>
          </table:table-cell>
          <table:table-cell table:style-name="ce48" office:value-type="string" calcext:value-type="string">
            <text:p>U-Line</text:p>
          </table:table-cell>
          <table:table-cell table:style-name="ce41" office:value-type="string" calcext:value-type="string">
            <text:p>S-1560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0.35" office:value-type="currency" office:currency="USD" office:value="0.35" calcext:value-type="currency">
            <text:p>$0.35</text:p>
          </table:table-cell>
          <table:table-cell table:style-name="ce106" table:formula="of:=[.I139]*[.H139]" office:value-type="currency" office:currency="USD" office:value="0.35" calcext:value-type="currency">
            <text:p>$0.35</text:p>
          </table:table-cell>
          <table:table-cell table:style-name="ce106" table:formula="of:=[.J139]*[.K$1]" office:value-type="currency" office:currency="USD" office:value="87.5" calcext:value-type="currency">
            <text:p>$87.50</text:p>
          </table:table-cell>
          <table:table-cell table:style-name="ce41" table:formula="of:=[.H139]*[.$K$1]" office:value-type="float" office:value="250" calcext:value-type="float">
            <text:p>250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39]*[.I139]" office:value-type="float" office:value="52.5" calcext:value-type="float">
            <text:p>52.50</text:p>
          </table:table-cell>
          <table:table-cell table:formula="of:=IF(MAX(0;([.L139]-[.M139]));MAX(0;([.L139]-[.M139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Box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4x12x4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18.6/75" office:value-type="currency" office:currency="USD" office:value="1.58133333333333" calcext:value-type="currency">
            <text:p>$1.58</text:p>
          </table:table-cell>
          <table:table-cell table:style-name="ce106" table:formula="of:=[.I140]*[.H140]" office:value-type="currency" office:currency="USD" office:value="1.58133333333333" calcext:value-type="currency">
            <text:p>$1.58</text:p>
          </table:table-cell>
          <table:table-cell table:style-name="ce106" table:formula="of:=[.J140]*[.K$1]" office:value-type="currency" office:currency="USD" office:value="395.333333333332" calcext:value-type="currency">
            <text:p>$395.33</text:p>
          </table:table-cell>
          <table:table-cell table:style-name="ce41" table:formula="of:=[.H140]*[.$K$1]" office:value-type="float" office:value="250" calcext:value-type="float">
            <text:p>250</text:p>
          </table:table-cell>
          <table:table-cell table:style-name="ce41" office:value-type="float" office:value="75" calcext:value-type="float">
            <text:p>75</text:p>
          </table:table-cell>
          <table:table-cell table:style-name="ce120" table:formula="of:=[.M140]*[.I140]" office:value-type="float" office:value="118.6" calcext:value-type="float">
            <text:p>118.60</text:p>
          </table:table-cell>
          <table:table-cell table:formula="of:=IF(MAX(0;([.L140]-[.M140]));MAX(0;([.L140]-[.M140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Box</text:p>
          </table:table-cell>
          <table:table-cell table:style-name="ce48" office:value-type="string" calcext:value-type="string">
            <text:p>U-Line</text:p>
          </table:table-cell>
          <table:table-cell table:style-name="ce41" office:value-type="string" calcext:value-type="string">
            <text:p>S-23983 (20.5*8.5*3.5 OD)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0.95*1.337" office:value-type="currency" office:currency="USD" office:value="1.27015" calcext:value-type="currency">
            <text:p>$1.27</text:p>
          </table:table-cell>
          <table:table-cell table:style-name="ce106" table:formula="of:=[.I141]*[.H141]" office:value-type="currency" office:currency="USD" office:value="1.27015" calcext:value-type="currency">
            <text:p>$1.27</text:p>
          </table:table-cell>
          <table:table-cell table:style-name="ce106" table:formula="of:=[.J141]*[.K$1]" office:value-type="currency" office:currency="USD" office:value="317.5375" calcext:value-type="currency">
            <text:p>$317.54</text:p>
          </table:table-cell>
          <table:table-cell table:style-name="ce41" table:formula="of:=[.H141]*[.$K$1]" office:value-type="float" office:value="250" calcext:value-type="float">
            <text:p>25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141]*[.I141]" office:value-type="float" office:value="127.015" calcext:value-type="float">
            <text:p>127.02</text:p>
          </table:table-cell>
          <table:table-cell table:formula="of:=IF(MAX(0;([.L141]-[.M141]));MAX(0;([.L141]-[.M141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41" office:value-type="string" calcext:value-type="string">
            <text:p>Co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98-18583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38.74/200" office:value-type="currency" office:currency="USD" office:value="0.1937" calcext:value-type="currency">
            <text:p>$0.19</text:p>
          </table:table-cell>
          <table:table-cell table:style-name="ce106" table:formula="of:=[.I142]*[.H142]" office:value-type="currency" office:currency="USD" office:value="0.1937" calcext:value-type="currency">
            <text:p>$0.19</text:p>
          </table:table-cell>
          <table:table-cell table:style-name="ce106" table:formula="of:=[.J142]*[.K$1]" office:value-type="currency" office:currency="USD" office:value="48.425" calcext:value-type="currency">
            <text:p>$48.43</text:p>
          </table:table-cell>
          <table:table-cell table:style-name="ce41" table:formula="of:=[.H142]*[.$K$1]" office:value-type="float" office:value="250" calcext:value-type="float">
            <text:p>250</text:p>
          </table:table-cell>
          <table:table-cell table:style-name="ce41" office:value-type="float" office:value="400" calcext:value-type="float">
            <text:p>400</text:p>
          </table:table-cell>
          <table:table-cell table:style-name="ce120" table:formula="of:=[.M142]*[.I142]" office:value-type="float" office:value="77.48" calcext:value-type="float">
            <text:p>77.48</text:p>
          </table:table-cell>
          <table:table-cell table:formula="of:=IF(MAX(0;([.L142]-[.M142]));MAX(0;([.L142]-[.M14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41" office:value-type="string" calcext:value-type="string">
            <text:p>Label Text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TZe231 12mm BLKonWHT &amp; BLKonCLR</text:p>
          </table:table-cell>
          <table:table-cell table:style-name="ce48"/>
          <table:table-cell table:style-name="ce41" table:number-columns-repeated="2"/>
          <table:table-cell table:style-name="ce41" office:value-type="float" office:value="0.125" calcext:value-type="float">
            <office:annotation draw:style-name="gr2" draw:text-style-name="P2" svg:width="1.1413in" svg:height="0.7083in" svg:x="7.9654in" svg:y="35.1276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6" table:formula="of:=11.99/4" office:value-type="currency" office:currency="USD" office:value="2.9975" calcext:value-type="currency">
            <text:p>$3.00</text:p>
          </table:table-cell>
          <table:table-cell table:style-name="ce106" table:formula="of:=[.I143]*[.H143]" office:value-type="currency" office:currency="USD" office:value="0.3746875" calcext:value-type="currency">
            <text:p>$0.37</text:p>
          </table:table-cell>
          <table:table-cell table:style-name="ce106" table:formula="of:=[.J143]*[.K$1]" office:value-type="currency" office:currency="USD" office:value="93.671875" calcext:value-type="currency">
            <text:p>$93.67</text:p>
          </table:table-cell>
          <table:table-cell table:style-name="ce41" table:formula="of:=[.H143]*[.$K$1]" office:value-type="float" office:value="31.25" calcext:value-type="float">
            <text:p>31.25</text:p>
          </table:table-cell>
          <table:table-cell table:style-name="ce41" office:value-type="float" office:value="26" calcext:value-type="float">
            <text:p>26</text:p>
          </table:table-cell>
          <table:table-cell table:style-name="ce120" table:formula="of:=[.M143]*[.I143]" office:value-type="float" office:value="77.935" calcext:value-type="float">
            <text:p>77.94</text:p>
          </table:table-cell>
          <table:table-cell table:formula="of:=IF(MAX(0;([.L143]-[.M143]));MAX(0;([.L143]-[.M143]));&quot; &quot;)" office:value-type="float" office:value="5.25" calcext:value-type="float">
            <text:p>5.25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41" office:value-type="string" calcext:value-type="string">
            <text:p>LiBCM power</text:p>
            <text:p>temp sensors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1/8" conduit</text:p>
          </table:table-cell>
          <table:table-cell table:style-name="ce41" table:number-columns-repeated="2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office:annotation draw:style-name="gr2" draw:text-style-name="P2" svg:width="1.1413in" svg:height="0.7083in" svg:x="7.9654in" svg:y="35.290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6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5.304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06" table:formula="of:=[.I144]*[.H144]" office:value-type="currency" office:currency="USD" office:value="0.3596" calcext:value-type="currency">
            <text:p>$0.36</text:p>
          </table:table-cell>
          <table:table-cell table:style-name="ce106" table:formula="of:=[.J144]*[.K$1]" office:value-type="currency" office:currency="USD" office:value="89.9" calcext:value-type="currency">
            <text:p>$89.90</text:p>
          </table:table-cell>
          <table:table-cell table:style-name="ce41" table:formula="of:=[.H144]*[.$K$1]" office:value-type="float" office:value="1000" calcext:value-type="float">
            <text:p>1000</text:p>
          </table:table-cell>
          <table:table-cell table:style-name="ce41" office:value-type="float" office:value="400" calcext:value-type="float">
            <text:p>400</text:p>
          </table:table-cell>
          <table:table-cell table:style-name="ce120" table:formula="of:=[.M144]*[.I144]" office:value-type="float" office:value="35.96" calcext:value-type="float">
            <text:p>35.96</text:p>
          </table:table-cell>
          <table:table-cell table:formula="of:=IF(MAX(0;([.L144]-[.M144]));MAX(0;([.L144]-[.M144]));&quot; &quot;)" office:value-type="float" office:value="600" calcext:value-type="float">
            <text:p>6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41" office:value-type="string" calcext:value-type="string">
            <text:p>¼" MCM'E' conduit</text:p>
            <text:p>¼" Grid conduit</text:p>
          </table:table-cell>
          <table:table-cell table:style-name="ce48" office:value-type="string" calcext:value-type="string">
            <text:p>Amazon</text:p>
            <text:p>Electriduct.com</text:p>
          </table:table-cell>
          <table:table-cell table:style-name="ce41" office:value-type="string" calcext:value-type="string">
            <text:p>1/4" ID conduit non-slit</text:p>
          </table:table-cell>
          <table:table-cell table:style-name="ce41" table:number-columns-repeated="3"/>
          <table:table-cell table:style-name="ce41" table:formula="of:=(435/25.4)/12" office:value-type="float" office:value="1.42716535433071" calcext:value-type="float">
            <office:annotation draw:style-name="gr2" draw:text-style-name="P2" svg:width="1.1413in" svg:height="0.7083in" svg:x="7.9654in" svg:y="35.6421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6" office:value-type="currency" office:currency="USD" office:value="0.24" calcext:value-type="currency">
            <text:p>$0.24</text:p>
          </table:table-cell>
          <table:table-cell table:style-name="ce106" table:formula="of:=[.I145]*[.H145]" office:value-type="currency" office:currency="USD" office:value="0.34251968503937" calcext:value-type="currency">
            <text:p>$0.34</text:p>
          </table:table-cell>
          <table:table-cell table:style-name="ce106" table:formula="of:=[.J145]*[.K$1]" office:value-type="currency" office:currency="USD" office:value="85.6299212598425" calcext:value-type="currency">
            <text:p>$85.63</text:p>
          </table:table-cell>
          <table:table-cell table:style-name="ce41" table:formula="of:=[.H145]*[.$K$1]" office:value-type="float" office:value="356.791338582677" calcext:value-type="float">
            <text:p>356.79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45]*[.I145]" office:value-type="float" office:value="60" calcext:value-type="float">
            <text:p>60.00</text:p>
          </table:table-cell>
          <table:table-cell table:formula="of:=IF(MAX(0;([.L145]-[.M145]));MAX(0;([.L145]-[.M145]));&quot; &quot;)" office:value-type="float" office:value="106.791338582677" calcext:value-type="float">
            <text:p>106.79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1" office:value-type="string" calcext:value-type="string">
            <text:p>Zip tie - 4"</text:p>
          </table:table-cell>
          <table:table-cell table:style-name="ce48" office:value-type="string" calcext:value-type="string">
            <text:p>Home Depot</text:p>
          </table:table-cell>
          <table:table-cell table:style-name="ce41" table:number-columns-repeated="4"/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02" calcext:value-type="currency">
            <text:p>$0.02</text:p>
          </table:table-cell>
          <table:table-cell table:style-name="ce106" table:formula="of:=[.I146]*[.H146]" office:value-type="currency" office:currency="USD" office:value="0.16" calcext:value-type="currency">
            <text:p>$0.16</text:p>
          </table:table-cell>
          <table:table-cell table:style-name="ce106" table:formula="of:=[.J146]*[.K$1]" office:value-type="currency" office:currency="USD" office:value="40" calcext:value-type="currency">
            <text:p>$40.00</text:p>
          </table:table-cell>
          <table:table-cell table:style-name="ce41" table:formula="of:=[.H146]*[.$K$1]" office:value-type="float" office:value="2000" calcext:value-type="float">
            <text:p>20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46]*[.I146]" office:value-type="float" office:value="40" calcext:value-type="float">
            <text:p>40.00</text:p>
          </table:table-cell>
          <table:table-cell table:formula="of:=IF(MAX(0;([.L146]-[.M146]));MAX(0;([.L146]-[.M146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41" office:value-type="string" calcext:value-type="string">
            <text:p>UPS</text:p>
          </table:table-cell>
          <table:table-cell table:style-name="ce48" office:value-type="string" calcext:value-type="string">
            <text:p>UPS</text:p>
          </table:table-cell>
          <table:table-cell table:style-name="ce41" office:value-type="string" calcext:value-type="string">
            <text:p>Insured for $1200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106" table:formula="of:=13.83+9.6" office:value-type="currency" office:currency="USD" office:value="23.43" calcext:value-type="currency">
            <text:p>$23.43</text:p>
          </table:table-cell>
          <table:table-cell table:style-name="ce106" table:formula="of:=[.I147]*[.H147]" office:value-type="currency" office:currency="USD" office:value="23.43" calcext:value-type="currency">
            <text:p>$23.43</text:p>
          </table:table-cell>
          <table:table-cell table:style-name="ce106" table:formula="of:=[.J147]*[.K$1]" office:value-type="currency" office:currency="USD" office:value="5857.5" calcext:value-type="currency">
            <text:p>$5,857.50</text:p>
          </table:table-cell>
          <table:table-cell table:style-name="ce41" table:formula="of:=[.H147]*[.$K$1]" office:value-type="float" office:value="250" calcext:value-type="float">
            <text:p>250</text:p>
          </table:table-cell>
          <table:table-cell table:style-name="ce41" office:value-type="float" office:value="1" calcext:value-type="float">
            <text:p>1</text:p>
          </table:table-cell>
          <table:table-cell table:style-name="ce120" table:formula="of:=[.M147]*[.I147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1" office:value-type="string" calcext:value-type="string">
            <text:p>Zip tie - 8"</text:p>
          </table:table-cell>
          <table:table-cell table:style-name="ce48" office:value-type="string" calcext:value-type="string">
            <text:p>Home Depot</text:p>
          </table:table-cell>
          <table:table-cell table:style-name="ce41"/>
          <table:table-cell table:style-name="ce48"/>
          <table:table-cell table:style-name="ce41" table:number-columns-repeated="2"/>
          <table:table-cell table:style-name="ce41" office:value-type="float" office:value="5" calcext:value-type="float">
            <text:p>5</text:p>
          </table:table-cell>
          <table:table-cell table:style-name="ce106" office:value-type="currency" office:currency="USD" office:value="0.02" calcext:value-type="currency">
            <office:annotation draw:style-name="gr2" draw:text-style-name="P2" svg:width="1.1413in" svg:height="0.7083in" svg:x="8.5346in" svg:y="36.3343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06" table:formula="of:=[.I148]*[.H148]" office:value-type="currency" office:currency="USD" office:value="0.1" calcext:value-type="currency">
            <text:p>$0.10</text:p>
          </table:table-cell>
          <table:table-cell table:style-name="ce106" table:formula="of:=[.J148]*[.K$1]" office:value-type="currency" office:currency="USD" office:value="25" calcext:value-type="currency">
            <text:p>$25.00</text:p>
          </table:table-cell>
          <table:table-cell table:style-name="ce41" table:formula="of:=[.H148]*[.$K$1]" office:value-type="float" office:value="1250" calcext:value-type="float">
            <text:p>12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148]*[.I148]" office:value-type="float" office:value="20" calcext:value-type="float">
            <text:p>20.00</text:p>
          </table:table-cell>
          <table:table-cell table:formula="of:=IF(MAX(0;([.L148]-[.M148]));MAX(0;([.L148]-[.M148]));&quot; &quot;)" office:value-type="float" office:value="250" calcext:value-type="float">
            <text:p>2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5:.J148])+[.J72]" office:value-type="currency" office:currency="USD" office:value="411.820424962817" calcext:value-type="currency">
            <text:p>$411.82</text:p>
          </table:table-cell>
          <table:table-cell table:style-name="ce75" table:formula="of:=SUM([.K75:.K148])+[.K72]" office:value-type="currency" office:currency="USD" office:value="102955.106240704" calcext:value-type="currency">
            <text:p>$102,955</text:p>
          </table:table-cell>
          <table:table-cell table:style-name="ce3" table:number-columns-repeated="2"/>
          <table:table-cell table:style-name="ce102" table:formula="of:=SUM([.N75:.N148])+[.N72]" office:value-type="currency" office:currency="USD" office:value="68860.1883" calcext:value-type="currency">
            <text:p>$68,86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0]" office:value-type="currency" office:currency="USD" office:value="411.820424962817" calcext:value-type="currency">
            <text:p>$411.82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4]*(0.0925+0.05)" office:value-type="currency" office:currency="USD" office:value="58.6844105572015" calcext:value-type="currency">
            <text:p>$58.68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4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4:.J157])" office:value-type="currency" office:currency="USD" office:value="492.820290520019" calcext:value-type="currency">
            <text:p>$492.82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60]-[.J158]" office:value-type="currency" office:currency="USD" office:value="707.179709479982" calcext:value-type="currency">
            <text:p>$707.18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62]*[.K1]" office:value-type="currency" office:currency="USD" office:value="176794.927369995" calcext:value-type="currency">
            <text:p>$176,795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5:.E230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2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106"/>
        <table:table-column table:style-name="co18" table:default-cell-style-name="ce106"/>
        <table:table-column table:style-name="co18" table:number-columns-repeated="2" table:default-cell-style-name="ce41"/>
        <table:table-column table:style-name="co25" table:default-cell-style-name="ce120"/>
        <table:table-column table:style-name="co18" table:default-cell-style-name="ce76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46"/>
          <table:table-cell table:style-name="ce63"/>
          <table:table-cell table:style-name="ce46"/>
          <table:table-cell table:style-name="ce63"/>
          <table:table-cell table:style-name="ce89"/>
          <table:table-cell/>
          <table:table-cell table:style-name="ce91" table:number-columns-repeated="2"/>
          <table:table-cell table:style-name="ce117" office:value-type="float" office:value="100" calcext:value-type="float">
            <text:p>100</text:p>
          </table:table-cell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143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6" office:value-type="string" calcext:value-type="string">
            <text:p>Supplier</text:p>
          </table:table-cell>
          <table:table-cell table:style-name="ce63" office:value-type="string" calcext:value-type="string">
            <text:p>Part Number</text:p>
          </table:table-cell>
          <table:table-cell table:style-name="ce46" office:value-type="string" calcext:value-type="string">
            <text:p>Component</text:p>
            <text:p>Value</text:p>
          </table:table-cell>
          <table:table-cell table:style-name="ce63" office:value-type="string" calcext:value-type="string">
            <text:p>Part Height</text:p>
          </table:table-cell>
          <table:table-cell table:style-name="ce8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1" office:value-type="string" calcext:value-type="string">
            <text:p>$/</text:p>
            <text:p>Part</text:p>
          </table:table-cell>
          <table:table-cell table:style-name="ce91" office:value-type="string" calcext:value-type="string">
            <text:p>$/</text:p>
            <text:p>LiBCM</text:p>
          </table:table-cell>
          <table:table-cell table:style-name="ce91" office:value-type="string" calcext:value-type="string">
            <text:p>$/</text:p>
            <text:p>QTY n</text:p>
            <text:p>LiBCMs</text:p>
            <text:p>(n=above)</text:p>
          </table:table-cell>
          <table:table-cell table:style-name="ce63" office:value-type="string" calcext:value-type="string">
            <text:p>QTY</text:p>
            <text:p>needed</text:p>
            <text:p>For n LiBCMs</text:p>
          </table:table-cell>
          <table:table-cell table:style-name="ce63" office:value-type="string" calcext:value-type="string">
            <text:p>QTY on hand</text:p>
          </table:table-cell>
          <table:table-cell table:style-name="ce119" office:value-type="string" calcext:value-type="string">
            <text:p>$ spent</text:p>
            <text:p>thus far</text:p>
          </table:table-cell>
          <table:table-cell table:style-name="ce132" office:value-type="string" calcext:value-type="string">
            <text:p>Additional</text:p>
            <text:p>QTY to order for</text:p>
            <text:p>n PCBs</text:p>
          </table:table-cell>
          <table:table-cell table:style-name="ce63" office:value-type="string" calcext:value-type="string">
            <text:p>QTY ordered</text:p>
          </table:table-cell>
          <table:table-cell table:style-name="ce143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4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732-10493-ND</text:p>
          </table:table-cell>
          <table:table-cell table:style-name="ce41" office:value-type="string" calcext:value-type="string">
            <text:p>M6-1.0x45</text:p>
          </table:table-cell>
          <table:table-cell table:style-name="ce48" office:value-type="string" calcext:value-type="string">
            <text:p>45mm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41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4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80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8:48:16.665486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06T18:49:51.652474319</dc:date>
    <meta:generator>LibreOffice/7.1.7.2$MacOSX_X86_64 LibreOffice_project/c6a4e3954236145e2acb0b65f68614365aeee33f</meta:generator>
    <meta:editing-duration>P5DT13M33S</meta:editing-duration>
    <meta:editing-cycles>268</meta:editing-cycles>
    <meta:document-statistic meta:table-count="2" meta:cell-count="2127" meta:object-count="0"/>
  </office:meta>
</office:document-meta>
</file>